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新細明體" style:font-name-asian="新細明體" style:font-name-complex="新細明體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6 年 6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552470" table:style-name="ce27">
            <text:p>23,552,470</text:p>
          </table:table-cell>
          <table:table-cell office:value-type="float" office:value="11717632" table:style-name="ce27">
            <text:p>11,717,632</text:p>
          </table:table-cell>
          <table:table-cell office:value-type="float" office:value="11834838" table:style-name="ce27">
            <text:p>11,834,838</text:p>
          </table:table-cell>
          <table:table-cell office:value-type="float" office:value="1050793" table:style-name="ce27">
            <text:p>1,050,793</text:p>
          </table:table-cell>
          <table:table-cell office:value-type="float" office:value="544045" table:style-name="ce27">
            <text:p>544,045</text:p>
          </table:table-cell>
          <table:table-cell office:value-type="float" office:value="506748" table:style-name="ce27">
            <text:p>506,748</text:p>
          </table:table-cell>
          <table:table-cell office:value-type="float" office:value="4.46" table:style-name="ce28">
            <text:p>4.46</text:p>
          </table:table-cell>
          <table:table-cell office:value-type="float" office:value="1447657" table:style-name="ce27">
            <text:p>1,447,657</text:p>
          </table:table-cell>
          <table:table-cell office:value-type="float" office:value="749924" table:style-name="ce27">
            <text:p>749,924</text:p>
          </table:table-cell>
          <table:table-cell office:value-type="float" office:value="697733" table:style-name="ce27">
            <text:p>697,733</text:p>
          </table:table-cell>
          <table:table-cell office:value-type="float" office:value="6.15" table:style-name="ce28">
            <text:p>6.15</text:p>
          </table:table-cell>
          <table:table-cell office:value-type="float" office:value="2445213" table:style-name="ce27">
            <text:p>2,445,213</text:p>
          </table:table-cell>
          <table:table-cell office:value-type="float" office:value="1270814" table:style-name="ce27">
            <text:p>1,270,814</text:p>
          </table:table-cell>
          <table:table-cell office:value-type="float" office:value="1174399" table:style-name="ce27">
            <text:p>1,174,399</text:p>
          </table:table-cell>
          <table:table-cell office:value-type="float" office:value="10.38" table:style-name="ce28">
            <text:p>10.38</text:p>
          </table:table-cell>
          <table:table-cell office:value-type="float" office:value="2660616" table:style-name="ce27">
            <text:p>2,660,616</text:p>
          </table:table-cell>
          <table:table-cell office:value-type="float" office:value="1383209" table:style-name="ce27">
            <text:p>1,383,209</text:p>
          </table:table-cell>
          <table:table-cell office:value-type="float" office:value="1277407" table:style-name="ce27">
            <text:p>1,277,407</text:p>
          </table:table-cell>
          <table:table-cell office:value-type="float" office:value="11.3" table:style-name="ce28">
            <text:p>11.30</text:p>
          </table:table-cell>
          <table:table-cell office:value-type="float" office:value="1498575" table:style-name="ce27">
            <text:p>1,498,575</text:p>
          </table:table-cell>
          <table:table-cell office:value-type="float" office:value="782813" table:style-name="ce27">
            <text:p>782,813</text:p>
          </table:table-cell>
          <table:table-cell office:value-type="float" office:value="715762" table:style-name="ce27">
            <text:p>715,762</text:p>
          </table:table-cell>
          <table:table-cell office:value-type="float" office:value="6.36" table:style-name="ce28">
            <text:p>6.36</text:p>
          </table:table-cell>
          <table:table-cell office:value-type="float" office:value="19033091" table:style-name="ce27">
            <text:p>19,033,091</text:p>
          </table:table-cell>
          <table:table-cell office:value-type="float" office:value="9364535" table:style-name="ce27">
            <text:p>9,364,535</text:p>
          </table:table-cell>
          <table:table-cell office:value-type="float" office:value="9668556" table:style-name="ce27">
            <text:p>9,668,556</text:p>
          </table:table-cell>
          <table:table-cell office:value-type="float" office:value="80.81" table:style-name="ce28">
            <text:p>80.81</text:p>
          </table:table-cell>
          <table:table-cell office:value-type="float" office:value="3184199" table:style-name="ce27">
            <text:p>3,184,199</text:p>
          </table:table-cell>
          <table:table-cell office:value-type="float" office:value="1465691" table:style-name="ce27">
            <text:p>1,465,691</text:p>
          </table:table-cell>
          <table:table-cell office:value-type="float" office:value="1718508" table:style-name="ce27">
            <text:p>1,718,508</text:p>
          </table:table-cell>
          <table:table-cell office:value-type="float" office:value="13.52" table:style-name="ce26">
            <text:p>13.5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82434" table:style-name="ce23">
            <text:p>3,982,434</text:p>
          </table:table-cell>
          <table:table-cell office:value-type="float" office:value="1952479" table:style-name="ce23">
            <text:p>1,952,479</text:p>
          </table:table-cell>
          <table:table-cell office:value-type="float" office:value="2029955" table:style-name="ce23">
            <text:p>2,029,955</text:p>
          </table:table-cell>
          <table:table-cell office:value-type="float" office:value="167184" table:style-name="ce23">
            <text:p>167,184</text:p>
          </table:table-cell>
          <table:table-cell office:value-type="float" office:value="86394" table:style-name="ce23">
            <text:p>86,394</text:p>
          </table:table-cell>
          <table:table-cell office:value-type="float" office:value="80790" table:style-name="ce23">
            <text:p>80,790</text:p>
          </table:table-cell>
          <table:table-cell office:value-type="float" office:value="4.2" table:style-name="ce24">
            <text:p>4.20</text:p>
          </table:table-cell>
          <table:table-cell office:value-type="float" office:value="232788" table:style-name="ce23">
            <text:p>232,788</text:p>
          </table:table-cell>
          <table:table-cell office:value-type="float" office:value="120286" table:style-name="ce23">
            <text:p>120,286</text:p>
          </table:table-cell>
          <table:table-cell office:value-type="float" office:value="112502" table:style-name="ce23">
            <text:p>112,502</text:p>
          </table:table-cell>
          <table:table-cell office:value-type="float" office:value="5.85" table:style-name="ce24">
            <text:p>5.85</text:p>
          </table:table-cell>
          <table:table-cell office:value-type="float" office:value="396522" table:style-name="ce23">
            <text:p>396,522</text:p>
          </table:table-cell>
          <table:table-cell office:value-type="float" office:value="205830" table:style-name="ce23">
            <text:p>205,830</text:p>
          </table:table-cell>
          <table:table-cell office:value-type="float" office:value="190692" table:style-name="ce23">
            <text:p>190,692</text:p>
          </table:table-cell>
          <table:table-cell office:value-type="float" office:value="9.9600000000000009" table:style-name="ce24">
            <text:p>9.96</text:p>
          </table:table-cell>
          <table:table-cell office:value-type="float" office:value="430240" table:style-name="ce23">
            <text:p>430,240</text:p>
          </table:table-cell>
          <table:table-cell office:value-type="float" office:value="223329" table:style-name="ce23">
            <text:p>223,329</text:p>
          </table:table-cell>
          <table:table-cell office:value-type="float" office:value="206911" table:style-name="ce23">
            <text:p>206,911</text:p>
          </table:table-cell>
          <table:table-cell office:value-type="float" office:value="10.8" table:style-name="ce24">
            <text:p>10.80</text:p>
          </table:table-cell>
          <table:table-cell office:value-type="float" office:value="241387" table:style-name="ce23">
            <text:p>241,387</text:p>
          </table:table-cell>
          <table:table-cell office:value-type="float" office:value="125834" table:style-name="ce23">
            <text:p>125,834</text:p>
          </table:table-cell>
          <table:table-cell office:value-type="float" office:value="115553" table:style-name="ce23">
            <text:p>115,553</text:p>
          </table:table-cell>
          <table:table-cell office:value-type="float" office:value="6.06" table:style-name="ce24">
            <text:p>6.06</text:p>
          </table:table-cell>
          <table:table-cell office:value-type="float" office:value="3250227" table:style-name="ce23">
            <text:p>3,250,227</text:p>
          </table:table-cell>
          <table:table-cell office:value-type="float" office:value="1571896" table:style-name="ce23">
            <text:p>1,571,896</text:p>
          </table:table-cell>
          <table:table-cell office:value-type="float" office:value="1678331" table:style-name="ce23">
            <text:p>1,678,331</text:p>
          </table:table-cell>
          <table:table-cell office:value-type="float" office:value="81.61" table:style-name="ce24">
            <text:p>81.61</text:p>
          </table:table-cell>
          <table:table-cell office:value-type="float" office:value="483602" table:style-name="ce23">
            <text:p>483,602</text:p>
          </table:table-cell>
          <table:table-cell office:value-type="float" office:value="221984" table:style-name="ce23">
            <text:p>221,984</text:p>
          </table:table-cell>
          <table:table-cell office:value-type="float" office:value="261618" table:style-name="ce23">
            <text:p>261,618</text:p>
          </table:table-cell>
          <table:table-cell office:value-type="float" office:value="12.14" table:style-name="ce22">
            <text:p>12.14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689845" table:style-name="ce23">
            <text:p>2,689,845</text:p>
          </table:table-cell>
          <table:table-cell office:value-type="float" office:value="1285810" table:style-name="ce23">
            <text:p>1,285,810</text:p>
          </table:table-cell>
          <table:table-cell office:value-type="float" office:value="1404035" table:style-name="ce23">
            <text:p>1,404,035</text:p>
          </table:table-cell>
          <table:table-cell office:value-type="float" office:value="146894" table:style-name="ce23">
            <text:p>146,894</text:p>
          </table:table-cell>
          <table:table-cell office:value-type="float" office:value="75634" table:style-name="ce23">
            <text:p>75,634</text:p>
          </table:table-cell>
          <table:table-cell office:value-type="float" office:value="71260" table:style-name="ce23">
            <text:p>71,260</text:p>
          </table:table-cell>
          <table:table-cell office:value-type="float" office:value="5.46" table:style-name="ce24">
            <text:p>5.46</text:p>
          </table:table-cell>
          <table:table-cell office:value-type="float" office:value="195057" table:style-name="ce23">
            <text:p>195,057</text:p>
          </table:table-cell>
          <table:table-cell office:value-type="float" office:value="100561" table:style-name="ce23">
            <text:p>100,561</text:p>
          </table:table-cell>
          <table:table-cell office:value-type="float" office:value="94496" table:style-name="ce23">
            <text:p>94,496</text:p>
          </table:table-cell>
          <table:table-cell office:value-type="float" office:value="7.25" table:style-name="ce24">
            <text:p>7.25</text:p>
          </table:table-cell>
          <table:table-cell office:value-type="float" office:value="302965" table:style-name="ce23">
            <text:p>302,965</text:p>
          </table:table-cell>
          <table:table-cell office:value-type="float" office:value="156756" table:style-name="ce23">
            <text:p>156,756</text:p>
          </table:table-cell>
          <table:table-cell office:value-type="float" office:value="146209" table:style-name="ce23">
            <text:p>146,209</text:p>
          </table:table-cell>
          <table:table-cell office:value-type="float" office:value="11.26" table:style-name="ce24">
            <text:p>11.26</text:p>
          </table:table-cell>
          <table:table-cell office:value-type="float" office:value="326201" table:style-name="ce23">
            <text:p>326,201</text:p>
          </table:table-cell>
          <table:table-cell office:value-type="float" office:value="169100" table:style-name="ce23">
            <text:p>169,100</text:p>
          </table:table-cell>
          <table:table-cell office:value-type="float" office:value="157101" table:style-name="ce23">
            <text:p>157,101</text:p>
          </table:table-cell>
          <table:table-cell office:value-type="float" office:value="12.13" table:style-name="ce24">
            <text:p>12.13</text:p>
          </table:table-cell>
          <table:table-cell office:value-type="float" office:value="149947" table:style-name="ce23">
            <text:p>149,947</text:p>
          </table:table-cell>
          <table:table-cell office:value-type="float" office:value="78358" table:style-name="ce23">
            <text:p>78,358</text:p>
          </table:table-cell>
          <table:table-cell office:value-type="float" office:value="71589" table:style-name="ce23">
            <text:p>71,589</text:p>
          </table:table-cell>
          <table:table-cell office:value-type="float" office:value="5.57" table:style-name="ce24">
            <text:p>5.57</text:p>
          </table:table-cell>
          <table:table-cell office:value-type="float" office:value="2181903" table:style-name="ce23">
            <text:p>2,181,903</text:p>
          </table:table-cell>
          <table:table-cell office:value-type="float" office:value="1022124" table:style-name="ce23">
            <text:p>1,022,124</text:p>
          </table:table-cell>
          <table:table-cell office:value-type="float" office:value="1159779" table:style-name="ce23">
            <text:p>1,159,779</text:p>
          </table:table-cell>
          <table:table-cell office:value-type="float" office:value="81.12" table:style-name="ce24">
            <text:p>81.12</text:p>
          </table:table-cell>
          <table:table-cell office:value-type="float" office:value="428648" table:style-name="ce23">
            <text:p>428,648</text:p>
          </table:table-cell>
          <table:table-cell office:value-type="float" office:value="192637" table:style-name="ce23">
            <text:p>192,637</text:p>
          </table:table-cell>
          <table:table-cell office:value-type="float" office:value="236011" table:style-name="ce23">
            <text:p>236,011</text:p>
          </table:table-cell>
          <table:table-cell office:value-type="float" office:value="15.94" table:style-name="ce22">
            <text:p>15.9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67616" table:style-name="ce23">
            <text:p>2,167,616</text:p>
          </table:table-cell>
          <table:table-cell office:value-type="float" office:value="1080489" table:style-name="ce23">
            <text:p>1,080,489</text:p>
          </table:table-cell>
          <table:table-cell office:value-type="float" office:value="1087127" table:style-name="ce23">
            <text:p>1,087,127</text:p>
          </table:table-cell>
          <table:table-cell office:value-type="float" office:value="113015" table:style-name="ce23">
            <text:p>113,015</text:p>
          </table:table-cell>
          <table:table-cell office:value-type="float" office:value="58684" table:style-name="ce23">
            <text:p>58,684</text:p>
          </table:table-cell>
          <table:table-cell office:value-type="float" office:value="54331" table:style-name="ce23">
            <text:p>54,331</text:p>
          </table:table-cell>
          <table:table-cell office:value-type="float" office:value="5.21" table:style-name="ce24">
            <text:p>5.21</text:p>
          </table:table-cell>
          <table:table-cell office:value-type="float" office:value="154783" table:style-name="ce23">
            <text:p>154,783</text:p>
          </table:table-cell>
          <table:table-cell office:value-type="float" office:value="80168" table:style-name="ce23">
            <text:p>80,168</text:p>
          </table:table-cell>
          <table:table-cell office:value-type="float" office:value="74615" table:style-name="ce23">
            <text:p>74,615</text:p>
          </table:table-cell>
          <table:table-cell office:value-type="float" office:value="7.14" table:style-name="ce24">
            <text:p>7.14</text:p>
          </table:table-cell>
          <table:table-cell office:value-type="float" office:value="260265" table:style-name="ce23">
            <text:p>260,265</text:p>
          </table:table-cell>
          <table:table-cell office:value-type="float" office:value="135401" table:style-name="ce23">
            <text:p>135,401</text:p>
          </table:table-cell>
          <table:table-cell office:value-type="float" office:value="124864" table:style-name="ce23">
            <text:p>124,864</text:p>
          </table:table-cell>
          <table:table-cell office:value-type="float" office:value="12.01" table:style-name="ce24">
            <text:p>12.01</text:p>
          </table:table-cell>
          <table:table-cell office:value-type="float" office:value="283010" table:style-name="ce23">
            <text:p>283,010</text:p>
          </table:table-cell>
          <table:table-cell office:value-type="float" office:value="147356" table:style-name="ce23">
            <text:p>147,356</text:p>
          </table:table-cell>
          <table:table-cell office:value-type="float" office:value="135654" table:style-name="ce23">
            <text:p>135,654</text:p>
          </table:table-cell>
          <table:table-cell office:value-type="float" office:value="13.06" table:style-name="ce24">
            <text:p>13.06</text:p>
          </table:table-cell>
          <table:table-cell office:value-type="float" office:value="155247" table:style-name="ce23">
            <text:p>155,247</text:p>
          </table:table-cell>
          <table:table-cell office:value-type="float" office:value="81232" table:style-name="ce23">
            <text:p>81,232</text:p>
          </table:table-cell>
          <table:table-cell office:value-type="float" office:value="74015" table:style-name="ce23">
            <text:p>74,015</text:p>
          </table:table-cell>
          <table:table-cell office:value-type="float" office:value="7.16" table:style-name="ce24">
            <text:p>7.16</text:p>
          </table:table-cell>
          <table:table-cell office:value-type="float" office:value="1694407" table:style-name="ce23">
            <text:p>1,694,407</text:p>
          </table:table-cell>
          <table:table-cell office:value-type="float" office:value="833842" table:style-name="ce23">
            <text:p>833,842</text:p>
          </table:table-cell>
          <table:table-cell office:value-type="float" office:value="860565" table:style-name="ce23">
            <text:p>860,565</text:p>
          </table:table-cell>
          <table:table-cell office:value-type="float" office:value="78.17" table:style-name="ce24">
            <text:p>78.17</text:p>
          </table:table-cell>
          <table:table-cell office:value-type="float" office:value="227931" table:style-name="ce23">
            <text:p>227,931</text:p>
          </table:table-cell>
          <table:table-cell office:value-type="float" office:value="106821" table:style-name="ce23">
            <text:p>106,821</text:p>
          </table:table-cell>
          <table:table-cell office:value-type="float" office:value="121110" table:style-name="ce23">
            <text:p>121,110</text:p>
          </table:table-cell>
          <table:table-cell office:value-type="float" office:value="10.52" table:style-name="ce22">
            <text:p>10.52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76579" table:style-name="ce23">
            <text:p>2,776,579</text:p>
          </table:table-cell>
          <table:table-cell office:value-type="float" office:value="1369969" table:style-name="ce23">
            <text:p>1,369,969</text:p>
          </table:table-cell>
          <table:table-cell office:value-type="float" office:value="1406610" table:style-name="ce23">
            <text:p>1,406,610</text:p>
          </table:table-cell>
          <table:table-cell office:value-type="float" office:value="139567" table:style-name="ce23">
            <text:p>139,567</text:p>
          </table:table-cell>
          <table:table-cell office:value-type="float" office:value="72506" table:style-name="ce23">
            <text:p>72,506</text:p>
          </table:table-cell>
          <table:table-cell office:value-type="float" office:value="67061" table:style-name="ce23">
            <text:p>67,061</text:p>
          </table:table-cell>
          <table:table-cell office:value-type="float" office:value="5.03" table:style-name="ce24">
            <text:p>5.03</text:p>
          </table:table-cell>
          <table:table-cell office:value-type="float" office:value="192968" table:style-name="ce23">
            <text:p>192,968</text:p>
          </table:table-cell>
          <table:table-cell office:value-type="float" office:value="100175" table:style-name="ce23">
            <text:p>100,175</text:p>
          </table:table-cell>
          <table:table-cell office:value-type="float" office:value="92793" table:style-name="ce23">
            <text:p>92,793</text:p>
          </table:table-cell>
          <table:table-cell office:value-type="float" office:value="6.95" table:style-name="ce24">
            <text:p>6.95</text:p>
          </table:table-cell>
          <table:table-cell office:value-type="float" office:value="322281" table:style-name="ce23">
            <text:p>322,281</text:p>
          </table:table-cell>
          <table:table-cell office:value-type="float" office:value="167479" table:style-name="ce23">
            <text:p>167,479</text:p>
          </table:table-cell>
          <table:table-cell office:value-type="float" office:value="154802" table:style-name="ce23">
            <text:p>154,802</text:p>
          </table:table-cell>
          <table:table-cell office:value-type="float" office:value="11.61" table:style-name="ce24">
            <text:p>11.61</text:p>
          </table:table-cell>
          <table:table-cell office:value-type="float" office:value="350113" table:style-name="ce23">
            <text:p>350,113</text:p>
          </table:table-cell>
          <table:table-cell office:value-type="float" office:value="181902" table:style-name="ce23">
            <text:p>181,902</text:p>
          </table:table-cell>
          <table:table-cell office:value-type="float" office:value="168211" table:style-name="ce23">
            <text:p>168,211</text:p>
          </table:table-cell>
          <table:table-cell office:value-type="float" office:value="12.61" table:style-name="ce24">
            <text:p>12.61</text:p>
          </table:table-cell>
          <table:table-cell office:value-type="float" office:value="192459" table:style-name="ce23">
            <text:p>192,459</text:p>
          </table:table-cell>
          <table:table-cell office:value-type="float" office:value="99847" table:style-name="ce23">
            <text:p>99,847</text:p>
          </table:table-cell>
          <table:table-cell office:value-type="float" office:value="92612" table:style-name="ce23">
            <text:p>92,612</text:p>
          </table:table-cell>
          <table:table-cell office:value-type="float" office:value="6.93" table:style-name="ce24">
            <text:p>6.93</text:p>
          </table:table-cell>
          <table:table-cell office:value-type="float" office:value="2188171" table:style-name="ce23">
            <text:p>2,188,171</text:p>
          </table:table-cell>
          <table:table-cell office:value-type="float" office:value="1064240" table:style-name="ce23">
            <text:p>1,064,240</text:p>
          </table:table-cell>
          <table:table-cell office:value-type="float" office:value="1123931" table:style-name="ce23">
            <text:p>1,123,931</text:p>
          </table:table-cell>
          <table:table-cell office:value-type="float" office:value="78.81" table:style-name="ce24">
            <text:p>78.81</text:p>
          </table:table-cell>
          <table:table-cell office:value-type="float" office:value="310710" table:style-name="ce23">
            <text:p>310,710</text:p>
          </table:table-cell>
          <table:table-cell office:value-type="float" office:value="143484" table:style-name="ce23">
            <text:p>143,484</text:p>
          </table:table-cell>
          <table:table-cell office:value-type="float" office:value="167226" table:style-name="ce23">
            <text:p>167,226</text:p>
          </table:table-cell>
          <table:table-cell office:value-type="float" office:value="11.19" table:style-name="ce22">
            <text:p>11.19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6502" table:style-name="ce23">
            <text:p>1,886,502</text:p>
          </table:table-cell>
          <table:table-cell office:value-type="float" office:value="942629" table:style-name="ce23">
            <text:p>942,629</text:p>
          </table:table-cell>
          <table:table-cell office:value-type="float" office:value="943873" table:style-name="ce23">
            <text:p>943,873</text:p>
          </table:table-cell>
          <table:table-cell office:value-type="float" office:value="78654" table:style-name="ce23">
            <text:p>78,654</text:p>
          </table:table-cell>
          <table:table-cell office:value-type="float" office:value="40580" table:style-name="ce23">
            <text:p>40,580</text:p>
          </table:table-cell>
          <table:table-cell office:value-type="float" office:value="38074" table:style-name="ce23">
            <text:p>38,074</text:p>
          </table:table-cell>
          <table:table-cell office:value-type="float" office:value="4.17" table:style-name="ce24">
            <text:p>4.17</text:p>
          </table:table-cell>
          <table:table-cell office:value-type="float" office:value="108813" table:style-name="ce23">
            <text:p>108,813</text:p>
          </table:table-cell>
          <table:table-cell office:value-type="float" office:value="56405" table:style-name="ce23">
            <text:p>56,405</text:p>
          </table:table-cell>
          <table:table-cell office:value-type="float" office:value="52408" table:style-name="ce23">
            <text:p>52,408</text:p>
          </table:table-cell>
          <table:table-cell office:value-type="float" office:value="5.77" table:style-name="ce24">
            <text:p>5.77</text:p>
          </table:table-cell>
          <table:table-cell office:value-type="float" office:value="184728" table:style-name="ce23">
            <text:p>184,728</text:p>
          </table:table-cell>
          <table:table-cell office:value-type="float" office:value="95851" table:style-name="ce23">
            <text:p>95,851</text:p>
          </table:table-cell>
          <table:table-cell office:value-type="float" office:value="88877" table:style-name="ce23">
            <text:p>88,877</text:p>
          </table:table-cell>
          <table:table-cell office:value-type="float" office:value="9.7899999999999991" table:style-name="ce24">
            <text:p>9.79</text:p>
          </table:table-cell>
          <table:table-cell office:value-type="float" office:value="201008" table:style-name="ce23">
            <text:p>201,008</text:p>
          </table:table-cell>
          <table:table-cell office:value-type="float" office:value="104382" table:style-name="ce23">
            <text:p>104,382</text:p>
          </table:table-cell>
          <table:table-cell office:value-type="float" office:value="96626" table:style-name="ce23">
            <text:p>96,626</text:p>
          </table:table-cell>
          <table:table-cell office:value-type="float" office:value="10.66" table:style-name="ce24">
            <text:p>10.66</text:p>
          </table:table-cell>
          <table:table-cell office:value-type="float" office:value="113614" table:style-name="ce23">
            <text:p>113,614</text:p>
          </table:table-cell>
          <table:table-cell office:value-type="float" office:value="59313" table:style-name="ce23">
            <text:p>59,313</text:p>
          </table:table-cell>
          <table:table-cell office:value-type="float" office:value="54301" table:style-name="ce23">
            <text:p>54,301</text:p>
          </table:table-cell>
          <table:table-cell office:value-type="float" office:value="6.02" table:style-name="ce24">
            <text:p>6.02</text:p>
          </table:table-cell>
          <table:table-cell office:value-type="float" office:value="1543917" table:style-name="ce23">
            <text:p>1,543,917</text:p>
          </table:table-cell>
          <table:table-cell office:value-type="float" office:value="764211" table:style-name="ce23">
            <text:p>764,211</text:p>
          </table:table-cell>
          <table:table-cell office:value-type="float" office:value="779706" table:style-name="ce23">
            <text:p>779,706</text:p>
          </table:table-cell>
          <table:table-cell office:value-type="float" office:value="81.84" table:style-name="ce24">
            <text:p>81.84</text:p>
          </table:table-cell>
          <table:table-cell office:value-type="float" office:value="265121" table:style-name="ce23">
            <text:p>265,121</text:p>
          </table:table-cell>
          <table:table-cell office:value-type="float" office:value="121510" table:style-name="ce23">
            <text:p>121,510</text:p>
          </table:table-cell>
          <table:table-cell office:value-type="float" office:value="143611" table:style-name="ce23">
            <text:p>143,611</text:p>
          </table:table-cell>
          <table:table-cell office:value-type="float" office:value="14.05" table:style-name="ce22">
            <text:p>14.0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023" table:style-name="ce23">
            <text:p>2,778,023</text:p>
          </table:table-cell>
          <table:table-cell office:value-type="float" office:value="1377216" table:style-name="ce23">
            <text:p>1,377,216</text:p>
          </table:table-cell>
          <table:table-cell office:value-type="float" office:value="1400807" table:style-name="ce23">
            <text:p>1,400,807</text:p>
          </table:table-cell>
          <table:table-cell office:value-type="float" office:value="112043" table:style-name="ce23">
            <text:p>112,043</text:p>
          </table:table-cell>
          <table:table-cell office:value-type="float" office:value="57885" table:style-name="ce23">
            <text:p>57,885</text:p>
          </table:table-cell>
          <table:table-cell office:value-type="float" office:value="54158" table:style-name="ce23">
            <text:p>54,158</text:p>
          </table:table-cell>
          <table:table-cell office:value-type="float" office:value="4.03" table:style-name="ce24">
            <text:p>4.03</text:p>
          </table:table-cell>
          <table:table-cell office:value-type="float" office:value="154992" table:style-name="ce23">
            <text:p>154,992</text:p>
          </table:table-cell>
          <table:table-cell office:value-type="float" office:value="80237" table:style-name="ce23">
            <text:p>80,237</text:p>
          </table:table-cell>
          <table:table-cell office:value-type="float" office:value="74755" table:style-name="ce23">
            <text:p>74,755</text:p>
          </table:table-cell>
          <table:table-cell office:value-type="float" office:value="5.58" table:style-name="ce24">
            <text:p>5.58</text:p>
          </table:table-cell>
          <table:table-cell office:value-type="float" office:value="265375" table:style-name="ce23">
            <text:p>265,375</text:p>
          </table:table-cell>
          <table:table-cell office:value-type="float" office:value="137606" table:style-name="ce23">
            <text:p>137,606</text:p>
          </table:table-cell>
          <table:table-cell office:value-type="float" office:value="127769" table:style-name="ce23">
            <text:p>127,769</text:p>
          </table:table-cell>
          <table:table-cell office:value-type="float" office:value="9.5500000000000007" table:style-name="ce24">
            <text:p>9.55</text:p>
          </table:table-cell>
          <table:table-cell office:value-type="float" office:value="289098" table:style-name="ce23">
            <text:p>289,098</text:p>
          </table:table-cell>
          <table:table-cell office:value-type="float" office:value="149936" table:style-name="ce23">
            <text:p>149,936</text:p>
          </table:table-cell>
          <table:table-cell office:value-type="float" office:value="139162" table:style-name="ce23">
            <text:p>139,162</text:p>
          </table:table-cell>
          <table:table-cell office:value-type="float" office:value="10.41" table:style-name="ce24">
            <text:p>10.41</text:p>
          </table:table-cell>
          <table:table-cell office:value-type="float" office:value="170148" table:style-name="ce23">
            <text:p>170,148</text:p>
          </table:table-cell>
          <table:table-cell office:value-type="float" office:value="88548" table:style-name="ce23">
            <text:p>88,548</text:p>
          </table:table-cell>
          <table:table-cell office:value-type="float" office:value="81600" table:style-name="ce23">
            <text:p>81,600</text:p>
          </table:table-cell>
          <table:table-cell office:value-type="float" office:value="6.12" table:style-name="ce24">
            <text:p>6.12</text:p>
          </table:table-cell>
          <table:table-cell office:value-type="float" office:value="2276894" table:style-name="ce23">
            <text:p>2,276,894</text:p>
          </table:table-cell>
          <table:table-cell office:value-type="float" office:value="1117277" table:style-name="ce23">
            <text:p>1,117,277</text:p>
          </table:table-cell>
          <table:table-cell office:value-type="float" office:value="1159617" table:style-name="ce23">
            <text:p>1,159,617</text:p>
          </table:table-cell>
          <table:table-cell office:value-type="float" office:value="81.96" table:style-name="ce24">
            <text:p>81.96</text:p>
          </table:table-cell>
          <table:table-cell office:value-type="float" office:value="383659" table:style-name="ce23">
            <text:p>383,659</text:p>
          </table:table-cell>
          <table:table-cell office:value-type="float" office:value="177181" table:style-name="ce23">
            <text:p>177,181</text:p>
          </table:table-cell>
          <table:table-cell office:value-type="float" office:value="206478" table:style-name="ce23">
            <text:p>206,478</text:p>
          </table:table-cell>
          <table:table-cell office:value-type="float" office:value="13.81" table:style-name="ce22">
            <text:p>13.81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23192" table:style-name="ce23">
            <text:p>7,123,192</text:p>
          </table:table-cell>
          <table:table-cell office:value-type="float" office:value="3634076" table:style-name="ce23">
            <text:p>3,634,076</text:p>
          </table:table-cell>
          <table:table-cell office:value-type="float" office:value="3489116" table:style-name="ce23">
            <text:p>3,489,116</text:p>
          </table:table-cell>
          <table:table-cell office:value-type="float" office:value="286908" table:style-name="ce23">
            <text:p>286,908</text:p>
          </table:table-cell>
          <table:table-cell office:value-type="float" office:value="148969" table:style-name="ce23">
            <text:p>148,969</text:p>
          </table:table-cell>
          <table:table-cell office:value-type="float" office:value="137939" table:style-name="ce23">
            <text:p>137,939</text:p>
          </table:table-cell>
          <table:table-cell office:value-type="float" office:value="4.03" table:style-name="ce24">
            <text:p>4.03</text:p>
          </table:table-cell>
          <table:table-cell office:value-type="float" office:value="399982" table:style-name="ce23">
            <text:p>399,982</text:p>
          </table:table-cell>
          <table:table-cell office:value-type="float" office:value="207786" table:style-name="ce23">
            <text:p>207,786</text:p>
          </table:table-cell>
          <table:table-cell office:value-type="float" office:value="192196" table:style-name="ce23">
            <text:p>192,196</text:p>
          </table:table-cell>
          <table:table-cell office:value-type="float" office:value="5.62" table:style-name="ce24">
            <text:p>5.62</text:p>
          </table:table-cell>
          <table:table-cell office:value-type="float" office:value="700662" table:style-name="ce23">
            <text:p>700,662</text:p>
          </table:table-cell>
          <table:table-cell office:value-type="float" office:value="365420" table:style-name="ce23">
            <text:p>365,420</text:p>
          </table:table-cell>
          <table:table-cell office:value-type="float" office:value="335242" table:style-name="ce23">
            <text:p>335,242</text:p>
          </table:table-cell>
          <table:table-cell office:value-type="float" office:value="9.84" table:style-name="ce24">
            <text:p>9.84</text:p>
          </table:table-cell>
          <table:table-cell office:value-type="float" office:value="767736" table:style-name="ce23">
            <text:p>767,736</text:p>
          </table:table-cell>
          <table:table-cell office:value-type="float" office:value="400327" table:style-name="ce23">
            <text:p>400,327</text:p>
          </table:table-cell>
          <table:table-cell office:value-type="float" office:value="367409" table:style-name="ce23">
            <text:p>367,409</text:p>
          </table:table-cell>
          <table:table-cell office:value-type="float" office:value="10.78" table:style-name="ce24">
            <text:p>10.78</text:p>
          </table:table-cell>
          <table:table-cell office:value-type="float" office:value="469521" table:style-name="ce23">
            <text:p>469,521</text:p>
          </table:table-cell>
          <table:table-cell office:value-type="float" office:value="246431" table:style-name="ce23">
            <text:p>246,431</text:p>
          </table:table-cell>
          <table:table-cell office:value-type="float" office:value="223090" table:style-name="ce23">
            <text:p>223,090</text:p>
          </table:table-cell>
          <table:table-cell office:value-type="float" office:value="6.59" table:style-name="ce24">
            <text:p>6.59</text:p>
          </table:table-cell>
          <table:table-cell office:value-type="float" office:value="5771717" table:style-name="ce23">
            <text:p>5,771,717</text:p>
          </table:table-cell>
          <table:table-cell office:value-type="float" office:value="2927587" table:style-name="ce23">
            <text:p>2,927,587</text:p>
          </table:table-cell>
          <table:table-cell office:value-type="float" office:value="2844130" table:style-name="ce23">
            <text:p>2,844,130</text:p>
          </table:table-cell>
          <table:table-cell office:value-type="float" office:value="81.03" table:style-name="ce24">
            <text:p>81.03</text:p>
          </table:table-cell>
          <table:table-cell office:value-type="float" office:value="1066973" table:style-name="ce23">
            <text:p>1,066,973</text:p>
          </table:table-cell>
          <table:table-cell office:value-type="float" office:value="493609" table:style-name="ce23">
            <text:p>493,609</text:p>
          </table:table-cell>
          <table:table-cell office:value-type="float" office:value="573364" table:style-name="ce23">
            <text:p>573,364</text:p>
          </table:table-cell>
          <table:table-cell office:value-type="float" office:value="14.98" table:style-name="ce22">
            <text:p>14.98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7106" table:style-name="ce18">
            <text:p>457,106</text:p>
          </table:table-cell>
          <table:table-cell office:value-type="float" office:value="231387" table:style-name="ce18">
            <text:p>231,387</text:p>
          </table:table-cell>
          <table:table-cell office:value-type="float" office:value="225719" table:style-name="ce18">
            <text:p>225,719</text:p>
          </table:table-cell>
          <table:table-cell office:value-type="float" office:value="17596" table:style-name="ce18">
            <text:p>17,596</text:p>
          </table:table-cell>
          <table:table-cell office:value-type="float" office:value="9227" table:style-name="ce18">
            <text:p>9,227</text:p>
          </table:table-cell>
          <table:table-cell office:value-type="float" office:value="8369" table:style-name="ce18">
            <text:p>8,369</text:p>
          </table:table-cell>
          <table:table-cell office:value-type="float" office:value="3.85" table:style-name="ce19">
            <text:p>3.85</text:p>
          </table:table-cell>
          <table:table-cell office:value-type="float" office:value="24736" table:style-name="ce18">
            <text:p>24,736</text:p>
          </table:table-cell>
          <table:table-cell office:value-type="float" office:value="12952" table:style-name="ce18">
            <text:p>12,952</text:p>
          </table:table-cell>
          <table:table-cell office:value-type="float" office:value="11784" table:style-name="ce18">
            <text:p>11,784</text:p>
          </table:table-cell>
          <table:table-cell office:value-type="float" office:value="5.41" table:style-name="ce19">
            <text:p>5.41</text:p>
          </table:table-cell>
          <table:table-cell office:value-type="float" office:value="43186" table:style-name="ce18">
            <text:p>43,186</text:p>
          </table:table-cell>
          <table:table-cell office:value-type="float" office:value="22497" table:style-name="ce18">
            <text:p>22,497</text:p>
          </table:table-cell>
          <table:table-cell office:value-type="float" office:value="20689" table:style-name="ce18">
            <text:p>20,689</text:p>
          </table:table-cell>
          <table:table-cell office:value-type="float" office:value="9.4499999999999993" table:style-name="ce19">
            <text:p>9.45</text:p>
          </table:table-cell>
          <table:table-cell office:value-type="float" office:value="47390" table:style-name="ce18">
            <text:p>47,390</text:p>
          </table:table-cell>
          <table:table-cell office:value-type="float" office:value="24640" table:style-name="ce18">
            <text:p>24,640</text:p>
          </table:table-cell>
          <table:table-cell office:value-type="float" office:value="22750" table:style-name="ce18">
            <text:p>22,750</text:p>
          </table:table-cell>
          <table:table-cell office:value-type="float" office:value="10.37" table:style-name="ce19">
            <text:p>10.37</text:p>
          </table:table-cell>
          <table:table-cell office:value-type="float" office:value="29255" table:style-name="ce18">
            <text:p>29,255</text:p>
          </table:table-cell>
          <table:table-cell office:value-type="float" office:value="15267" table:style-name="ce18">
            <text:p>15,267</text:p>
          </table:table-cell>
          <table:table-cell office:value-type="float" office:value="13988" table:style-name="ce18">
            <text:p>13,988</text:p>
          </table:table-cell>
          <table:table-cell office:value-type="float" office:value="6.4" table:style-name="ce19">
            <text:p>6.40</text:p>
          </table:table-cell>
          <table:table-cell office:value-type="float" office:value="372847" table:style-name="ce18">
            <text:p>372,847</text:p>
          </table:table-cell>
          <table:table-cell office:value-type="float" office:value="187462" table:style-name="ce18">
            <text:p>187,462</text:p>
          </table:table-cell>
          <table:table-cell office:value-type="float" office:value="185385" table:style-name="ce18">
            <text:p>185,385</text:p>
          </table:table-cell>
          <table:table-cell office:value-type="float" office:value="81.569999999999993" table:style-name="ce19">
            <text:p>81.57</text:p>
          </table:table-cell>
          <table:table-cell office:value-type="float" office:value="69013" table:style-name="ce18">
            <text:p>69,013</text:p>
          </table:table-cell>
          <table:table-cell office:value-type="float" office:value="32060" table:style-name="ce18">
            <text:p>32,060</text:p>
          </table:table-cell>
          <table:table-cell office:value-type="float" office:value="36953" table:style-name="ce18">
            <text:p>36,953</text:p>
          </table:table-cell>
          <table:table-cell office:value-type="float" office:value="15.1" table:style-name="ce17">
            <text:p>15.1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9580" table:style-name="ce18">
            <text:p>549,580</text:p>
          </table:table-cell>
          <table:table-cell office:value-type="float" office:value="280952" table:style-name="ce18">
            <text:p>280,952</text:p>
          </table:table-cell>
          <table:table-cell office:value-type="float" office:value="268628" table:style-name="ce18">
            <text:p>268,628</text:p>
          </table:table-cell>
          <table:table-cell office:value-type="float" office:value="29967" table:style-name="ce18">
            <text:p>29,967</text:p>
          </table:table-cell>
          <table:table-cell office:value-type="float" office:value="15506" table:style-name="ce18">
            <text:p>15,506</text:p>
          </table:table-cell>
          <table:table-cell office:value-type="float" office:value="14461" table:style-name="ce18">
            <text:p>14,461</text:p>
          </table:table-cell>
          <table:table-cell office:value-type="float" office:value="5.45" table:style-name="ce19">
            <text:p>5.45</text:p>
          </table:table-cell>
          <table:table-cell office:value-type="float" office:value="42581" table:style-name="ce18">
            <text:p>42,581</text:p>
          </table:table-cell>
          <table:table-cell office:value-type="float" office:value="22068" table:style-name="ce18">
            <text:p>22,068</text:p>
          </table:table-cell>
          <table:table-cell office:value-type="float" office:value="20513" table:style-name="ce18">
            <text:p>20,513</text:p>
          </table:table-cell>
          <table:table-cell office:value-type="float" office:value="7.75" table:style-name="ce19">
            <text:p>7.75</text:p>
          </table:table-cell>
          <table:table-cell office:value-type="float" office:value="73051" table:style-name="ce18">
            <text:p>73,051</text:p>
          </table:table-cell>
          <table:table-cell office:value-type="float" office:value="38075" table:style-name="ce18">
            <text:p>38,075</text:p>
          </table:table-cell>
          <table:table-cell office:value-type="float" office:value="34976" table:style-name="ce18">
            <text:p>34,976</text:p>
          </table:table-cell>
          <table:table-cell office:value-type="float" office:value="13.29" table:style-name="ce19">
            <text:p>13.29</text:p>
          </table:table-cell>
          <table:table-cell office:value-type="float" office:value="79051" table:style-name="ce18">
            <text:p>79,051</text:p>
          </table:table-cell>
          <table:table-cell office:value-type="float" office:value="41217" table:style-name="ce18">
            <text:p>41,217</text:p>
          </table:table-cell>
          <table:table-cell office:value-type="float" office:value="37834" table:style-name="ce18">
            <text:p>37,834</text:p>
          </table:table-cell>
          <table:table-cell office:value-type="float" office:value="14.38" table:style-name="ce19">
            <text:p>14.38</text:p>
          </table:table-cell>
          <table:table-cell office:value-type="float" office:value="39669" table:style-name="ce18">
            <text:p>39,669</text:p>
          </table:table-cell>
          <table:table-cell office:value-type="float" office:value="20822" table:style-name="ce18">
            <text:p>20,822</text:p>
          </table:table-cell>
          <table:table-cell office:value-type="float" office:value="18847" table:style-name="ce18">
            <text:p>18,847</text:p>
          </table:table-cell>
          <table:table-cell office:value-type="float" office:value="7.22" table:style-name="ce19">
            <text:p>7.22</text:p>
          </table:table-cell>
          <table:table-cell office:value-type="float" office:value="422547" table:style-name="ce18">
            <text:p>422,547</text:p>
          </table:table-cell>
          <table:table-cell office:value-type="float" office:value="214517" table:style-name="ce18">
            <text:p>214,517</text:p>
          </table:table-cell>
          <table:table-cell office:value-type="float" office:value="208030" table:style-name="ce18">
            <text:p>208,030</text:p>
          </table:table-cell>
          <table:table-cell office:value-type="float" office:value="76.89" table:style-name="ce19">
            <text:p>76.89</text:p>
          </table:table-cell>
          <table:table-cell office:value-type="float" office:value="65305" table:style-name="ce18">
            <text:p>65,305</text:p>
          </table:table-cell>
          <table:table-cell office:value-type="float" office:value="31342" table:style-name="ce18">
            <text:p>31,342</text:p>
          </table:table-cell>
          <table:table-cell office:value-type="float" office:value="33963" table:style-name="ce18">
            <text:p>33,963</text:p>
          </table:table-cell>
          <table:table-cell office:value-type="float" office:value="11.88" table:style-name="ce17">
            <text:p>11.8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56324" table:style-name="ce18">
            <text:p>556,324</text:p>
          </table:table-cell>
          <table:table-cell office:value-type="float" office:value="287015" table:style-name="ce18">
            <text:p>287,015</text:p>
          </table:table-cell>
          <table:table-cell office:value-type="float" office:value="269309" table:style-name="ce18">
            <text:p>269,309</text:p>
          </table:table-cell>
          <table:table-cell office:value-type="float" office:value="24484" table:style-name="ce18">
            <text:p>24,484</text:p>
          </table:table-cell>
          <table:table-cell office:value-type="float" office:value="12590" table:style-name="ce18">
            <text:p>12,590</text:p>
          </table:table-cell>
          <table:table-cell office:value-type="float" office:value="11894" table:style-name="ce18">
            <text:p>11,894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33773" table:style-name="ce18">
            <text:p>33,773</text:p>
          </table:table-cell>
          <table:table-cell office:value-type="float" office:value="17449" table:style-name="ce18">
            <text:p>17,449</text:p>
          </table:table-cell>
          <table:table-cell office:value-type="float" office:value="16324" table:style-name="ce18">
            <text:p>16,324</text:p>
          </table:table-cell>
          <table:table-cell office:value-type="float" office:value="6.07" table:style-name="ce19">
            <text:p>6.07</text:p>
          </table:table-cell>
          <table:table-cell office:value-type="float" office:value="57768" table:style-name="ce18">
            <text:p>57,768</text:p>
          </table:table-cell>
          <table:table-cell office:value-type="float" office:value="30009" table:style-name="ce18">
            <text:p>30,009</text:p>
          </table:table-cell>
          <table:table-cell office:value-type="float" office:value="27759" table:style-name="ce18">
            <text:p>27,759</text:p>
          </table:table-cell>
          <table:table-cell office:value-type="float" office:value="10.38" table:style-name="ce19">
            <text:p>10.38</text:p>
          </table:table-cell>
          <table:table-cell office:value-type="float" office:value="62939" table:style-name="ce18">
            <text:p>62,939</text:p>
          </table:table-cell>
          <table:table-cell office:value-type="float" office:value="32756" table:style-name="ce18">
            <text:p>32,756</text:p>
          </table:table-cell>
          <table:table-cell office:value-type="float" office:value="30183" table:style-name="ce18">
            <text:p>30,183</text:p>
          </table:table-cell>
          <table:table-cell office:value-type="float" office:value="11.31" table:style-name="ce19">
            <text:p>11.31</text:p>
          </table:table-cell>
          <table:table-cell office:value-type="float" office:value="36297" table:style-name="ce18">
            <text:p>36,297</text:p>
          </table:table-cell>
          <table:table-cell office:value-type="float" office:value="19294" table:style-name="ce18">
            <text:p>19,294</text:p>
          </table:table-cell>
          <table:table-cell office:value-type="float" office:value="17003" table:style-name="ce18">
            <text:p>17,003</text:p>
          </table:table-cell>
          <table:table-cell office:value-type="float" office:value="6.52" table:style-name="ce19">
            <text:p>6.52</text:p>
          </table:table-cell>
          <table:table-cell office:value-type="float" office:value="448650" table:style-name="ce18">
            <text:p>448,650</text:p>
          </table:table-cell>
          <table:table-cell office:value-type="float" office:value="230505" table:style-name="ce18">
            <text:p>230,505</text:p>
          </table:table-cell>
          <table:table-cell office:value-type="float" office:value="218145" table:style-name="ce18">
            <text:p>218,145</text:p>
          </table:table-cell>
          <table:table-cell office:value-type="float" office:value="80.650000000000006" table:style-name="ce19">
            <text:p>80.65</text:p>
          </table:table-cell>
          <table:table-cell office:value-type="float" office:value="84034" table:style-name="ce18">
            <text:p>84,034</text:p>
          </table:table-cell>
          <table:table-cell office:value-type="float" office:value="39943" table:style-name="ce18">
            <text:p>39,943</text:p>
          </table:table-cell>
          <table:table-cell office:value-type="float" office:value="44091" table:style-name="ce18">
            <text:p>44,091</text:p>
          </table:table-cell>
          <table:table-cell office:value-type="float" office:value="15.11" table:style-name="ce17">
            <text:p>15.11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4423" table:style-name="ce18">
            <text:p>1,284,423</text:p>
          </table:table-cell>
          <table:table-cell office:value-type="float" office:value="655100" table:style-name="ce18">
            <text:p>655,100</text:p>
          </table:table-cell>
          <table:table-cell office:value-type="float" office:value="629323" table:style-name="ce18">
            <text:p>629,323</text:p>
          </table:table-cell>
          <table:table-cell office:value-type="float" office:value="57749" table:style-name="ce18">
            <text:p>57,749</text:p>
          </table:table-cell>
          <table:table-cell office:value-type="float" office:value="30199" table:style-name="ce18">
            <text:p>30,199</text:p>
          </table:table-cell>
          <table:table-cell office:value-type="float" office:value="27550" table:style-name="ce18">
            <text:p>27,550</text:p>
          </table:table-cell>
          <table:table-cell office:value-type="float" office:value="4.5" table:style-name="ce19">
            <text:p>4.50</text:p>
          </table:table-cell>
          <table:table-cell office:value-type="float" office:value="78123" table:style-name="ce18">
            <text:p>78,123</text:p>
          </table:table-cell>
          <table:table-cell office:value-type="float" office:value="40734" table:style-name="ce18">
            <text:p>40,734</text:p>
          </table:table-cell>
          <table:table-cell office:value-type="float" office:value="37389" table:style-name="ce18">
            <text:p>37,389</text:p>
          </table:table-cell>
          <table:table-cell office:value-type="float" office:value="6.08" table:style-name="ce19">
            <text:p>6.08</text:p>
          </table:table-cell>
          <table:table-cell office:value-type="float" office:value="133216" table:style-name="ce18">
            <text:p>133,216</text:p>
          </table:table-cell>
          <table:table-cell office:value-type="float" office:value="69677" table:style-name="ce18">
            <text:p>69,677</text:p>
          </table:table-cell>
          <table:table-cell office:value-type="float" office:value="63539" table:style-name="ce18">
            <text:p>63,539</text:p>
          </table:table-cell>
          <table:table-cell office:value-type="float" office:value="10.37" table:style-name="ce19">
            <text:p>10.37</text:p>
          </table:table-cell>
          <table:table-cell office:value-type="float" office:value="145667" table:style-name="ce18">
            <text:p>145,667</text:p>
          </table:table-cell>
          <table:table-cell office:value-type="float" office:value="76167" table:style-name="ce18">
            <text:p>76,167</text:p>
          </table:table-cell>
          <table:table-cell office:value-type="float" office:value="69500" table:style-name="ce18">
            <text:p>69,500</text:p>
          </table:table-cell>
          <table:table-cell office:value-type="float" office:value="11.34" table:style-name="ce19">
            <text:p>11.34</text:p>
          </table:table-cell>
          <table:table-cell office:value-type="float" office:value="87372" table:style-name="ce18">
            <text:p>87,372</text:p>
          </table:table-cell>
          <table:table-cell office:value-type="float" office:value="45990" table:style-name="ce18">
            <text:p>45,990</text:p>
          </table:table-cell>
          <table:table-cell office:value-type="float" office:value="41382" table:style-name="ce18">
            <text:p>41,382</text:p>
          </table:table-cell>
          <table:table-cell office:value-type="float" office:value="6.8" table:style-name="ce19">
            <text:p>6.80</text:p>
          </table:table-cell>
          <table:table-cell office:value-type="float" office:value="1030275" table:style-name="ce18">
            <text:p>1,030,275</text:p>
          </table:table-cell>
          <table:table-cell office:value-type="float" office:value="522051" table:style-name="ce18">
            <text:p>522,051</text:p>
          </table:table-cell>
          <table:table-cell office:value-type="float" office:value="508224" table:style-name="ce18">
            <text:p>508,224</text:p>
          </table:table-cell>
          <table:table-cell office:value-type="float" office:value="80.209999999999994" table:style-name="ce19">
            <text:p>80.21</text:p>
          </table:table-cell>
          <table:table-cell office:value-type="float" office:value="185907" table:style-name="ce18">
            <text:p>185,907</text:p>
          </table:table-cell>
          <table:table-cell office:value-type="float" office:value="85557" table:style-name="ce18">
            <text:p>85,557</text:p>
          </table:table-cell>
          <table:table-cell office:value-type="float" office:value="100350" table:style-name="ce18">
            <text:p>100,350</text:p>
          </table:table-cell>
          <table:table-cell office:value-type="float" office:value="14.47" table:style-name="ce17">
            <text:p>14.4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3261" table:style-name="ce18">
            <text:p>503,261</text:p>
          </table:table-cell>
          <table:table-cell office:value-type="float" office:value="257890" table:style-name="ce18">
            <text:p>257,890</text:p>
          </table:table-cell>
          <table:table-cell office:value-type="float" office:value="245371" table:style-name="ce18">
            <text:p>245,371</text:p>
          </table:table-cell>
          <table:table-cell office:value-type="float" office:value="16657" table:style-name="ce18">
            <text:p>16,657</text:p>
          </table:table-cell>
          <table:table-cell office:value-type="float" office:value="8669" table:style-name="ce18">
            <text:p>8,669</text:p>
          </table:table-cell>
          <table:table-cell office:value-type="float" office:value="7988" table:style-name="ce18">
            <text:p>7,988</text:p>
          </table:table-cell>
          <table:table-cell office:value-type="float" office:value="3.31" table:style-name="ce19">
            <text:p>3.31</text:p>
          </table:table-cell>
          <table:table-cell office:value-type="float" office:value="23584" table:style-name="ce18">
            <text:p>23,584</text:p>
          </table:table-cell>
          <table:table-cell office:value-type="float" office:value="12240" table:style-name="ce18">
            <text:p>12,240</text:p>
          </table:table-cell>
          <table:table-cell office:value-type="float" office:value="11344" table:style-name="ce18">
            <text:p>11,344</text:p>
          </table:table-cell>
          <table:table-cell office:value-type="float" office:value="4.6900000000000004" table:style-name="ce19">
            <text:p>4.69</text:p>
          </table:table-cell>
          <table:table-cell office:value-type="float" office:value="42760" table:style-name="ce18">
            <text:p>42,760</text:p>
          </table:table-cell>
          <table:table-cell office:value-type="float" office:value="22214" table:style-name="ce18">
            <text:p>22,214</text:p>
          </table:table-cell>
          <table:table-cell office:value-type="float" office:value="20546" table:style-name="ce18">
            <text:p>20,546</text:p>
          </table:table-cell>
          <table:table-cell office:value-type="float" office:value="8.5" table:style-name="ce19">
            <text:p>8.50</text:p>
          </table:table-cell>
          <table:table-cell office:value-type="float" office:value="47280" table:style-name="ce18">
            <text:p>47,280</text:p>
          </table:table-cell>
          <table:table-cell office:value-type="float" office:value="24528" table:style-name="ce18">
            <text:p>24,528</text:p>
          </table:table-cell>
          <table:table-cell office:value-type="float" office:value="22752" table:style-name="ce18">
            <text:p>22,752</text:p>
          </table:table-cell>
          <table:table-cell office:value-type="float" office:value="9.39" table:style-name="ce19">
            <text:p>9.39</text:p>
          </table:table-cell>
          <table:table-cell office:value-type="float" office:value="32446" table:style-name="ce18">
            <text:p>32,446</text:p>
          </table:table-cell>
          <table:table-cell office:value-type="float" office:value="16899" table:style-name="ce18">
            <text:p>16,899</text:p>
          </table:table-cell>
          <table:table-cell office:value-type="float" office:value="15547" table:style-name="ce18">
            <text:p>15,547</text:p>
          </table:table-cell>
          <table:table-cell office:value-type="float" office:value="6.45" table:style-name="ce19">
            <text:p>6.45</text:p>
          </table:table-cell>
          <table:table-cell office:value-type="float" office:value="415248" table:style-name="ce18">
            <text:p>415,248</text:p>
          </table:table-cell>
          <table:table-cell office:value-type="float" office:value="212122" table:style-name="ce18">
            <text:p>212,122</text:p>
          </table:table-cell>
          <table:table-cell office:value-type="float" office:value="203126" table:style-name="ce18">
            <text:p>203,126</text:p>
          </table:table-cell>
          <table:table-cell office:value-type="float" office:value="82.51" table:style-name="ce19">
            <text:p>82.51</text:p>
          </table:table-cell>
          <table:table-cell office:value-type="float" office:value="81566" table:style-name="ce18">
            <text:p>81,566</text:p>
          </table:table-cell>
          <table:table-cell office:value-type="float" office:value="38135" table:style-name="ce18">
            <text:p>38,135</text:p>
          </table:table-cell>
          <table:table-cell office:value-type="float" office:value="43431" table:style-name="ce18">
            <text:p>43,431</text:p>
          </table:table-cell>
          <table:table-cell office:value-type="float" office:value="16.21" table:style-name="ce17">
            <text:p>16.2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2570" table:style-name="ce18">
            <text:p>692,570</text:p>
          </table:table-cell>
          <table:table-cell office:value-type="float" office:value="359510" table:style-name="ce18">
            <text:p>359,510</text:p>
          </table:table-cell>
          <table:table-cell office:value-type="float" office:value="333060" table:style-name="ce18">
            <text:p>333,060</text:p>
          </table:table-cell>
          <table:table-cell office:value-type="float" office:value="24506" table:style-name="ce18">
            <text:p>24,506</text:p>
          </table:table-cell>
          <table:table-cell office:value-type="float" office:value="12611" table:style-name="ce18">
            <text:p>12,611</text:p>
          </table:table-cell>
          <table:table-cell office:value-type="float" office:value="11895" table:style-name="ce18">
            <text:p>11,895</text:p>
          </table:table-cell>
          <table:table-cell office:value-type="float" office:value="3.54" table:style-name="ce19">
            <text:p>3.54</text:p>
          </table:table-cell>
          <table:table-cell office:value-type="float" office:value="34341" table:style-name="ce18">
            <text:p>34,341</text:p>
          </table:table-cell>
          <table:table-cell office:value-type="float" office:value="17713" table:style-name="ce18">
            <text:p>17,713</text:p>
          </table:table-cell>
          <table:table-cell office:value-type="float" office:value="16628" table:style-name="ce18">
            <text:p>16,628</text:p>
          </table:table-cell>
          <table:table-cell office:value-type="float" office:value="4.96" table:style-name="ce19">
            <text:p>4.96</text:p>
          </table:table-cell>
          <table:table-cell office:value-type="float" office:value="62380" table:style-name="ce18">
            <text:p>62,380</text:p>
          </table:table-cell>
          <table:table-cell office:value-type="float" office:value="32568" table:style-name="ce18">
            <text:p>32,568</text:p>
          </table:table-cell>
          <table:table-cell office:value-type="float" office:value="29812" table:style-name="ce18">
            <text:p>29,812</text:p>
          </table:table-cell>
          <table:table-cell office:value-type="float" office:value="9.01" table:style-name="ce19">
            <text:p>9.01</text:p>
          </table:table-cell>
          <table:table-cell office:value-type="float" office:value="68860" table:style-name="ce18">
            <text:p>68,860</text:p>
          </table:table-cell>
          <table:table-cell office:value-type="float" office:value="35914" table:style-name="ce18">
            <text:p>35,914</text:p>
          </table:table-cell>
          <table:table-cell office:value-type="float" office:value="32946" table:style-name="ce18">
            <text:p>32,946</text:p>
          </table:table-cell>
          <table:table-cell office:value-type="float" office:value="9.94" table:style-name="ce19">
            <text:p>9.94</text:p>
          </table:table-cell>
          <table:table-cell office:value-type="float" office:value="46004" table:style-name="ce18">
            <text:p>46,004</text:p>
          </table:table-cell>
          <table:table-cell office:value-type="float" office:value="24197" table:style-name="ce18">
            <text:p>24,197</text:p>
          </table:table-cell>
          <table:table-cell office:value-type="float" office:value="21807" table:style-name="ce18">
            <text:p>21,807</text:p>
          </table:table-cell>
          <table:table-cell office:value-type="float" office:value="6.64" table:style-name="ce19">
            <text:p>6.64</text:p>
          </table:table-cell>
          <table:table-cell office:value-type="float" office:value="566735" table:style-name="ce18">
            <text:p>566,735</text:p>
          </table:table-cell>
          <table:table-cell office:value-type="float" office:value="293608" table:style-name="ce18">
            <text:p>293,608</text:p>
          </table:table-cell>
          <table:table-cell office:value-type="float" office:value="273127" table:style-name="ce18">
            <text:p>273,127</text:p>
          </table:table-cell>
          <table:table-cell office:value-type="float" office:value="81.83" table:style-name="ce19">
            <text:p>81.83</text:p>
          </table:table-cell>
          <table:table-cell office:value-type="float" office:value="119761" table:style-name="ce18">
            <text:p>119,761</text:p>
          </table:table-cell>
          <table:table-cell office:value-type="float" office:value="54463" table:style-name="ce18">
            <text:p>54,463</text:p>
          </table:table-cell>
          <table:table-cell office:value-type="float" office:value="65298" table:style-name="ce18">
            <text:p>65,298</text:p>
          </table:table-cell>
          <table:table-cell office:value-type="float" office:value="17.29" table:style-name="ce17">
            <text:p>17.2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3082" table:style-name="ce18">
            <text:p>513,082</text:p>
          </table:table-cell>
          <table:table-cell office:value-type="float" office:value="266990" table:style-name="ce18">
            <text:p>266,990</text:p>
          </table:table-cell>
          <table:table-cell office:value-type="float" office:value="246092" table:style-name="ce18">
            <text:p>246,092</text:p>
          </table:table-cell>
          <table:table-cell office:value-type="float" office:value="14752" table:style-name="ce18">
            <text:p>14,752</text:p>
          </table:table-cell>
          <table:table-cell office:value-type="float" office:value="7706" table:style-name="ce18">
            <text:p>7,706</text:p>
          </table:table-cell>
          <table:table-cell office:value-type="float" office:value="7046" table:style-name="ce18">
            <text:p>7,046</text:p>
          </table:table-cell>
          <table:table-cell office:value-type="float" office:value="2.88" table:style-name="ce19">
            <text:p>2.88</text:p>
          </table:table-cell>
          <table:table-cell office:value-type="float" office:value="20627" table:style-name="ce18">
            <text:p>20,627</text:p>
          </table:table-cell>
          <table:table-cell office:value-type="float" office:value="10718" table:style-name="ce18">
            <text:p>10,718</text:p>
          </table:table-cell>
          <table:table-cell office:value-type="float" office:value="9909" table:style-name="ce18">
            <text:p>9,909</text:p>
          </table:table-cell>
          <table:table-cell office:value-type="float" office:value="4.0199999999999996" table:style-name="ce19">
            <text:p>4.02</text:p>
          </table:table-cell>
          <table:table-cell office:value-type="float" office:value="37877" table:style-name="ce18">
            <text:p>37,877</text:p>
          </table:table-cell>
          <table:table-cell office:value-type="float" office:value="19796" table:style-name="ce18">
            <text:p>19,796</text:p>
          </table:table-cell>
          <table:table-cell office:value-type="float" office:value="18081" table:style-name="ce18">
            <text:p>18,081</text:p>
          </table:table-cell>
          <table:table-cell office:value-type="float" office:value="7.38" table:style-name="ce19">
            <text:p>7.38</text:p>
          </table:table-cell>
          <table:table-cell office:value-type="float" office:value="41825" table:style-name="ce18">
            <text:p>41,825</text:p>
          </table:table-cell>
          <table:table-cell office:value-type="float" office:value="21861" table:style-name="ce18">
            <text:p>21,861</text:p>
          </table:table-cell>
          <table:table-cell office:value-type="float" office:value="19964" table:style-name="ce18">
            <text:p>19,964</text:p>
          </table:table-cell>
          <table:table-cell office:value-type="float" office:value="8.15" table:style-name="ce19">
            <text:p>8.15</text:p>
          </table:table-cell>
          <table:table-cell office:value-type="float" office:value="31469" table:style-name="ce18">
            <text:p>31,469</text:p>
          </table:table-cell>
          <table:table-cell office:value-type="float" office:value="16567" table:style-name="ce18">
            <text:p>16,567</text:p>
          </table:table-cell>
          <table:table-cell office:value-type="float" office:value="14902" table:style-name="ce18">
            <text:p>14,902</text:p>
          </table:table-cell>
          <table:table-cell office:value-type="float" office:value="6.13" table:style-name="ce19">
            <text:p>6.13</text:p>
          </table:table-cell>
          <table:table-cell office:value-type="float" office:value="430895" table:style-name="ce18">
            <text:p>430,895</text:p>
          </table:table-cell>
          <table:table-cell office:value-type="float" office:value="223911" table:style-name="ce18">
            <text:p>223,911</text:p>
          </table:table-cell>
          <table:table-cell office:value-type="float" office:value="206984" table:style-name="ce18">
            <text:p>206,984</text:p>
          </table:table-cell>
          <table:table-cell office:value-type="float" office:value="83.98" table:style-name="ce19">
            <text:p>83.98</text:p>
          </table:table-cell>
          <table:table-cell office:value-type="float" office:value="93296" table:style-name="ce18">
            <text:p>93,296</text:p>
          </table:table-cell>
          <table:table-cell office:value-type="float" office:value="42711" table:style-name="ce18">
            <text:p>42,711</text:p>
          </table:table-cell>
          <table:table-cell office:value-type="float" office:value="50585" table:style-name="ce18">
            <text:p>50,585</text:p>
          </table:table-cell>
          <table:table-cell office:value-type="float" office:value="18.18" table:style-name="ce17">
            <text:p>18.18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32489" table:style-name="ce18">
            <text:p>832,489</text:p>
          </table:table-cell>
          <table:table-cell office:value-type="float" office:value="425970" table:style-name="ce18">
            <text:p>425,970</text:p>
          </table:table-cell>
          <table:table-cell office:value-type="float" office:value="406519" table:style-name="ce18">
            <text:p>406,519</text:p>
          </table:table-cell>
          <table:table-cell office:value-type="float" office:value="27296" table:style-name="ce18">
            <text:p>27,296</text:p>
          </table:table-cell>
          <table:table-cell office:value-type="float" office:value="14251" table:style-name="ce18">
            <text:p>14,251</text:p>
          </table:table-cell>
          <table:table-cell office:value-type="float" office:value="13045" table:style-name="ce18">
            <text:p>13,045</text:p>
          </table:table-cell>
          <table:table-cell office:value-type="float" office:value="3.28" table:style-name="ce19">
            <text:p>3.28</text:p>
          </table:table-cell>
          <table:table-cell office:value-type="float" office:value="38436" table:style-name="ce18">
            <text:p>38,436</text:p>
          </table:table-cell>
          <table:table-cell office:value-type="float" office:value="20108" table:style-name="ce18">
            <text:p>20,108</text:p>
          </table:table-cell>
          <table:table-cell office:value-type="float" office:value="18328" table:style-name="ce18">
            <text:p>18,328</text:p>
          </table:table-cell>
          <table:table-cell office:value-type="float" office:value="4.62" table:style-name="ce19">
            <text:p>4.62</text:p>
          </table:table-cell>
          <table:table-cell office:value-type="float" office:value="69349" table:style-name="ce18">
            <text:p>69,349</text:p>
          </table:table-cell>
          <table:table-cell office:value-type="float" office:value="36305" table:style-name="ce18">
            <text:p>36,305</text:p>
          </table:table-cell>
          <table:table-cell office:value-type="float" office:value="33044" table:style-name="ce18">
            <text:p>33,044</text:p>
          </table:table-cell>
          <table:table-cell office:value-type="float" office:value="8.33" table:style-name="ce19">
            <text:p>8.33</text:p>
          </table:table-cell>
          <table:table-cell office:value-type="float" office:value="76672" table:style-name="ce18">
            <text:p>76,672</text:p>
          </table:table-cell>
          <table:table-cell office:value-type="float" office:value="40087" table:style-name="ce18">
            <text:p>40,087</text:p>
          </table:table-cell>
          <table:table-cell office:value-type="float" office:value="36585" table:style-name="ce18">
            <text:p>36,585</text:p>
          </table:table-cell>
          <table:table-cell office:value-type="float" office:value="9.2100000000000009" table:style-name="ce19">
            <text:p>9.21</text:p>
          </table:table-cell>
          <table:table-cell office:value-type="float" office:value="51317" table:style-name="ce18">
            <text:p>51,317</text:p>
          </table:table-cell>
          <table:table-cell office:value-type="float" office:value="26786" table:style-name="ce18">
            <text:p>26,786</text:p>
          </table:table-cell>
          <table:table-cell office:value-type="float" office:value="24531" table:style-name="ce18">
            <text:p>24,531</text:p>
          </table:table-cell>
          <table:table-cell office:value-type="float" office:value="6.16" table:style-name="ce19">
            <text:p>6.16</text:p>
          </table:table-cell>
          <table:table-cell office:value-type="float" office:value="690877" table:style-name="ce18">
            <text:p>690,877</text:p>
          </table:table-cell>
          <table:table-cell office:value-type="float" office:value="351930" table:style-name="ce18">
            <text:p>351,930</text:p>
          </table:table-cell>
          <table:table-cell office:value-type="float" office:value="338947" table:style-name="ce18">
            <text:p>338,947</text:p>
          </table:table-cell>
          <table:table-cell office:value-type="float" office:value="82.99" table:style-name="ce19">
            <text:p>82.99</text:p>
          </table:table-cell>
          <table:table-cell office:value-type="float" office:value="129079" table:style-name="ce18">
            <text:p>129,079</text:p>
          </table:table-cell>
          <table:table-cell office:value-type="float" office:value="60875" table:style-name="ce18">
            <text:p>60,875</text:p>
          </table:table-cell>
          <table:table-cell office:value-type="float" office:value="68204" table:style-name="ce18">
            <text:p>68,204</text:p>
          </table:table-cell>
          <table:table-cell office:value-type="float" office:value="15.51" table:style-name="ce17">
            <text:p>15.51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0083" table:style-name="ce18">
            <text:p>220,083</text:p>
          </table:table-cell>
          <table:table-cell office:value-type="float" office:value="113739" table:style-name="ce18">
            <text:p>113,739</text:p>
          </table:table-cell>
          <table:table-cell office:value-type="float" office:value="106344" table:style-name="ce18">
            <text:p>106,344</text:p>
          </table:table-cell>
          <table:table-cell office:value-type="float" office:value="8115" table:style-name="ce18">
            <text:p>8,115</text:p>
          </table:table-cell>
          <table:table-cell office:value-type="float" office:value="4219" table:style-name="ce18">
            <text:p>4,219</text:p>
          </table:table-cell>
          <table:table-cell office:value-type="float" office:value="3896" table:style-name="ce18">
            <text:p>3,896</text:p>
          </table:table-cell>
          <table:table-cell office:value-type="float" office:value="3.69" table:style-name="ce19">
            <text:p>3.69</text:p>
          </table:table-cell>
          <table:table-cell office:value-type="float" office:value="11384" table:style-name="ce18">
            <text:p>11,384</text:p>
          </table:table-cell>
          <table:table-cell office:value-type="float" office:value="5934" table:style-name="ce18">
            <text:p>5,934</text:p>
          </table:table-cell>
          <table:table-cell office:value-type="float" office:value="5450" table:style-name="ce18">
            <text:p>5,450</text:p>
          </table:table-cell>
          <table:table-cell office:value-type="float" office:value="5.17" table:style-name="ce19">
            <text:p>5.17</text:p>
          </table:table-cell>
          <table:table-cell office:value-type="float" office:value="20410" table:style-name="ce18">
            <text:p>20,410</text:p>
          </table:table-cell>
          <table:table-cell office:value-type="float" office:value="10677" table:style-name="ce18">
            <text:p>10,677</text:p>
          </table:table-cell>
          <table:table-cell office:value-type="float" office:value="9733" table:style-name="ce18">
            <text:p>9,733</text:p>
          </table:table-cell>
          <table:table-cell office:value-type="float" office:value="9.27" table:style-name="ce19">
            <text:p>9.27</text:p>
          </table:table-cell>
          <table:table-cell office:value-type="float" office:value="22448" table:style-name="ce18">
            <text:p>22,448</text:p>
          </table:table-cell>
          <table:table-cell office:value-type="float" office:value="11761" table:style-name="ce18">
            <text:p>11,761</text:p>
          </table:table-cell>
          <table:table-cell office:value-type="float" office:value="10687" table:style-name="ce18">
            <text:p>10,687</text:p>
          </table:table-cell>
          <table:table-cell office:value-type="float" office:value="10.199999999999999" table:style-name="ce19">
            <text:p>10.20</text:p>
          </table:table-cell>
          <table:table-cell office:value-type="float" office:value="14250" table:style-name="ce18">
            <text:p>14,250</text:p>
          </table:table-cell>
          <table:table-cell office:value-type="float" office:value="7493" table:style-name="ce18">
            <text:p>7,493</text:p>
          </table:table-cell>
          <table:table-cell office:value-type="float" office:value="6757" table:style-name="ce18">
            <text:p>6,757</text:p>
          </table:table-cell>
          <table:table-cell office:value-type="float" office:value="6.47" table:style-name="ce19">
            <text:p>6.47</text:p>
          </table:table-cell>
          <table:table-cell office:value-type="float" office:value="179824" table:style-name="ce18">
            <text:p>179,824</text:p>
          </table:table-cell>
          <table:table-cell office:value-type="float" office:value="92684" table:style-name="ce18">
            <text:p>92,684</text:p>
          </table:table-cell>
          <table:table-cell office:value-type="float" office:value="87140" table:style-name="ce18">
            <text:p>87,140</text:p>
          </table:table-cell>
          <table:table-cell office:value-type="float" office:value="81.709999999999994" table:style-name="ce19">
            <text:p>81.71</text:p>
          </table:table-cell>
          <table:table-cell office:value-type="float" office:value="33598" table:style-name="ce18">
            <text:p>33,598</text:p>
          </table:table-cell>
          <table:table-cell office:value-type="float" office:value="15377" table:style-name="ce18">
            <text:p>15,377</text:p>
          </table:table-cell>
          <table:table-cell office:value-type="float" office:value="18221" table:style-name="ce18">
            <text:p>18,221</text:p>
          </table:table-cell>
          <table:table-cell office:value-type="float" office:value="15.27" table:style-name="ce17">
            <text:p>15.2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29976" table:style-name="ce18">
            <text:p>329,976</text:p>
          </table:table-cell>
          <table:table-cell office:value-type="float" office:value="167749" table:style-name="ce18">
            <text:p>167,749</text:p>
          </table:table-cell>
          <table:table-cell office:value-type="float" office:value="162227" table:style-name="ce18">
            <text:p>162,227</text:p>
          </table:table-cell>
          <table:table-cell office:value-type="float" office:value="13039" table:style-name="ce18">
            <text:p>13,039</text:p>
          </table:table-cell>
          <table:table-cell office:value-type="float" office:value="6749" table:style-name="ce18">
            <text:p>6,749</text:p>
          </table:table-cell>
          <table:table-cell office:value-type="float" office:value="6290" table:style-name="ce18">
            <text:p>6,290</text:p>
          </table:table-cell>
          <table:table-cell office:value-type="float" office:value="3.95" table:style-name="ce19">
            <text:p>3.95</text:p>
          </table:table-cell>
          <table:table-cell office:value-type="float" office:value="18101" table:style-name="ce18">
            <text:p>18,101</text:p>
          </table:table-cell>
          <table:table-cell office:value-type="float" office:value="9440" table:style-name="ce18">
            <text:p>9,440</text:p>
          </table:table-cell>
          <table:table-cell office:value-type="float" office:value="8661" table:style-name="ce18">
            <text:p>8,661</text:p>
          </table:table-cell>
          <table:table-cell office:value-type="float" office:value="5.49" table:style-name="ce19">
            <text:p>5.49</text:p>
          </table:table-cell>
          <table:table-cell office:value-type="float" office:value="31274" table:style-name="ce18">
            <text:p>31,274</text:p>
          </table:table-cell>
          <table:table-cell office:value-type="float" office:value="16366" table:style-name="ce18">
            <text:p>16,366</text:p>
          </table:table-cell>
          <table:table-cell office:value-type="float" office:value="14908" table:style-name="ce18">
            <text:p>14,908</text:p>
          </table:table-cell>
          <table:table-cell office:value-type="float" office:value="9.48" table:style-name="ce19">
            <text:p>9.48</text:p>
          </table:table-cell>
          <table:table-cell office:value-type="float" office:value="34261" table:style-name="ce18">
            <text:p>34,261</text:p>
          </table:table-cell>
          <table:table-cell office:value-type="float" office:value="17885" table:style-name="ce18">
            <text:p>17,885</text:p>
          </table:table-cell>
          <table:table-cell office:value-type="float" office:value="16376" table:style-name="ce18">
            <text:p>16,376</text:p>
          </table:table-cell>
          <table:table-cell office:value-type="float" office:value="10.38" table:style-name="ce19">
            <text:p>10.38</text:p>
          </table:table-cell>
          <table:table-cell office:value-type="float" office:value="20831" table:style-name="ce18">
            <text:p>20,831</text:p>
          </table:table-cell>
          <table:table-cell office:value-type="float" office:value="10863" table:style-name="ce18">
            <text:p>10,863</text:p>
          </table:table-cell>
          <table:table-cell office:value-type="float" office:value="9968" table:style-name="ce18">
            <text:p>9,968</text:p>
          </table:table-cell>
          <table:table-cell office:value-type="float" office:value="6.31" table:style-name="ce19">
            <text:p>6.31</text:p>
          </table:table-cell>
          <table:table-cell office:value-type="float" office:value="269561" table:style-name="ce18">
            <text:p>269,561</text:p>
          </table:table-cell>
          <table:table-cell office:value-type="float" office:value="136133" table:style-name="ce18">
            <text:p>136,133</text:p>
          </table:table-cell>
          <table:table-cell office:value-type="float" office:value="133428" table:style-name="ce18">
            <text:p>133,428</text:p>
          </table:table-cell>
          <table:table-cell office:value-type="float" office:value="81.69" table:style-name="ce19">
            <text:p>81.69</text:p>
          </table:table-cell>
          <table:table-cell office:value-type="float" office:value="49484" table:style-name="ce18">
            <text:p>49,484</text:p>
          </table:table-cell>
          <table:table-cell office:value-type="float" office:value="22928" table:style-name="ce18">
            <text:p>22,928</text:p>
          </table:table-cell>
          <table:table-cell office:value-type="float" office:value="26556" table:style-name="ce18">
            <text:p>26,556</text:p>
          </table:table-cell>
          <table:table-cell office:value-type="float" office:value="15" table:style-name="ce17">
            <text:p>15.0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3406" table:style-name="ce18">
            <text:p>103,406</text:p>
          </table:table-cell>
          <table:table-cell office:value-type="float" office:value="53283" table:style-name="ce18">
            <text:p>53,283</text:p>
          </table:table-cell>
          <table:table-cell office:value-type="float" office:value="50123" table:style-name="ce18">
            <text:p>50,123</text:p>
          </table:table-cell>
          <table:table-cell office:value-type="float" office:value="4366" table:style-name="ce18">
            <text:p>4,366</text:p>
          </table:table-cell>
          <table:table-cell office:value-type="float" office:value="2323" table:style-name="ce18">
            <text:p>2,323</text:p>
          </table:table-cell>
          <table:table-cell office:value-type="float" office:value="2043" table:style-name="ce18">
            <text:p>2,043</text:p>
          </table:table-cell>
          <table:table-cell office:value-type="float" office:value="4.22" table:style-name="ce19">
            <text:p>4.22</text:p>
          </table:table-cell>
          <table:table-cell office:value-type="float" office:value="5596" table:style-name="ce18">
            <text:p>5,596</text:p>
          </table:table-cell>
          <table:table-cell office:value-type="float" office:value="2968" table:style-name="ce18">
            <text:p>2,968</text:p>
          </table:table-cell>
          <table:table-cell office:value-type="float" office:value="2628" table:style-name="ce18">
            <text:p>2,628</text:p>
          </table:table-cell>
          <table:table-cell office:value-type="float" office:value="5.41" table:style-name="ce19">
            <text:p>5.41</text:p>
          </table:table-cell>
          <table:table-cell office:value-type="float" office:value="8874" table:style-name="ce18">
            <text:p>8,874</text:p>
          </table:table-cell>
          <table:table-cell office:value-type="float" office:value="4674" table:style-name="ce18">
            <text:p>4,674</text:p>
          </table:table-cell>
          <table:table-cell office:value-type="float" office:value="4200" table:style-name="ce18">
            <text:p>4,200</text:p>
          </table:table-cell>
          <table:table-cell office:value-type="float" office:value="8.58" table:style-name="ce19">
            <text:p>8.58</text:p>
          </table:table-cell>
          <table:table-cell office:value-type="float" office:value="9652" table:style-name="ce18">
            <text:p>9,652</text:p>
          </table:table-cell>
          <table:table-cell office:value-type="float" office:value="5058" table:style-name="ce18">
            <text:p>5,058</text:p>
          </table:table-cell>
          <table:table-cell office:value-type="float" office:value="4594" table:style-name="ce18">
            <text:p>4,594</text:p>
          </table:table-cell>
          <table:table-cell office:value-type="float" office:value="9.33" table:style-name="ce19">
            <text:p>9.33</text:p>
          </table:table-cell>
          <table:table-cell office:value-type="float" office:value="5651" table:style-name="ce18">
            <text:p>5,651</text:p>
          </table:table-cell>
          <table:table-cell office:value-type="float" office:value="2980" table:style-name="ce18">
            <text:p>2,980</text:p>
          </table:table-cell>
          <table:table-cell office:value-type="float" office:value="2671" table:style-name="ce18">
            <text:p>2,671</text:p>
          </table:table-cell>
          <table:table-cell office:value-type="float" office:value="5.46" table:style-name="ce19">
            <text:p>5.46</text:p>
          </table:table-cell>
          <table:table-cell office:value-type="float" office:value="86007" table:style-name="ce18">
            <text:p>86,007</text:p>
          </table:table-cell>
          <table:table-cell office:value-type="float" office:value="44119" table:style-name="ce18">
            <text:p>44,119</text:p>
          </table:table-cell>
          <table:table-cell office:value-type="float" office:value="41888" table:style-name="ce18">
            <text:p>41,888</text:p>
          </table:table-cell>
          <table:table-cell office:value-type="float" office:value="83.17" table:style-name="ce19">
            <text:p>83.17</text:p>
          </table:table-cell>
          <table:table-cell office:value-type="float" office:value="15846" table:style-name="ce18">
            <text:p>15,846</text:p>
          </table:table-cell>
          <table:table-cell office:value-type="float" office:value="7335" table:style-name="ce18">
            <text:p>7,335</text:p>
          </table:table-cell>
          <table:table-cell office:value-type="float" office:value="8511" table:style-name="ce18">
            <text:p>8,511</text:p>
          </table:table-cell>
          <table:table-cell office:value-type="float" office:value="15.32" table:style-name="ce17">
            <text:p>15.32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1876" table:style-name="ce18">
            <text:p>371,876</text:p>
          </table:table-cell>
          <table:table-cell office:value-type="float" office:value="186221" table:style-name="ce18">
            <text:p>186,221</text:p>
          </table:table-cell>
          <table:table-cell office:value-type="float" office:value="185655" table:style-name="ce18">
            <text:p>185,655</text:p>
          </table:table-cell>
          <table:table-cell office:value-type="float" office:value="11795" table:style-name="ce18">
            <text:p>11,795</text:p>
          </table:table-cell>
          <table:table-cell office:value-type="float" office:value="6076" table:style-name="ce18">
            <text:p>6,076</text:p>
          </table:table-cell>
          <table:table-cell office:value-type="float" office:value="5719" table:style-name="ce18">
            <text:p>5,719</text:p>
          </table:table-cell>
          <table:table-cell office:value-type="float" office:value="3.17" table:style-name="ce19">
            <text:p>3.17</text:p>
          </table:table-cell>
          <table:table-cell office:value-type="float" office:value="16717" table:style-name="ce18">
            <text:p>16,717</text:p>
          </table:table-cell>
          <table:table-cell office:value-type="float" office:value="8583" table:style-name="ce18">
            <text:p>8,583</text:p>
          </table:table-cell>
          <table:table-cell office:value-type="float" office:value="8134" table:style-name="ce18">
            <text:p>8,134</text:p>
          </table:table-cell>
          <table:table-cell office:value-type="float" office:value="4.5" table:style-name="ce19">
            <text:p>4.50</text:p>
          </table:table-cell>
          <table:table-cell office:value-type="float" office:value="30465" table:style-name="ce18">
            <text:p>30,465</text:p>
          </table:table-cell>
          <table:table-cell office:value-type="float" office:value="15710" table:style-name="ce18">
            <text:p>15,710</text:p>
          </table:table-cell>
          <table:table-cell office:value-type="float" office:value="14755" table:style-name="ce18">
            <text:p>14,755</text:p>
          </table:table-cell>
          <table:table-cell office:value-type="float" office:value="8.19" table:style-name="ce19">
            <text:p>8.19</text:p>
          </table:table-cell>
          <table:table-cell office:value-type="float" office:value="33601" table:style-name="ce18">
            <text:p>33,601</text:p>
          </table:table-cell>
          <table:table-cell office:value-type="float" office:value="17363" table:style-name="ce18">
            <text:p>17,363</text:p>
          </table:table-cell>
          <table:table-cell office:value-type="float" office:value="16238" table:style-name="ce18">
            <text:p>16,238</text:p>
          </table:table-cell>
          <table:table-cell office:value-type="float" office:value="9.0399999999999991" table:style-name="ce19">
            <text:p>9.04</text:p>
          </table:table-cell>
          <table:table-cell office:value-type="float" office:value="22532" table:style-name="ce18">
            <text:p>22,532</text:p>
          </table:table-cell>
          <table:table-cell office:value-type="float" office:value="11839" table:style-name="ce18">
            <text:p>11,839</text:p>
          </table:table-cell>
          <table:table-cell office:value-type="float" office:value="10693" table:style-name="ce18">
            <text:p>10,693</text:p>
          </table:table-cell>
          <table:table-cell office:value-type="float" office:value="6.06" table:style-name="ce19">
            <text:p>6.06</text:p>
          </table:table-cell>
          <table:table-cell office:value-type="float" office:value="309749" table:style-name="ce18">
            <text:p>309,749</text:p>
          </table:table-cell>
          <table:table-cell office:value-type="float" office:value="153957" table:style-name="ce18">
            <text:p>153,957</text:p>
          </table:table-cell>
          <table:table-cell office:value-type="float" office:value="155792" table:style-name="ce18">
            <text:p>155,792</text:p>
          </table:table-cell>
          <table:table-cell office:value-type="float" office:value="83.29" table:style-name="ce19">
            <text:p>83.29</text:p>
          </table:table-cell>
          <table:table-cell office:value-type="float" office:value="53550" table:style-name="ce18">
            <text:p>53,550</text:p>
          </table:table-cell>
          <table:table-cell office:value-type="float" office:value="24380" table:style-name="ce18">
            <text:p>24,380</text:p>
          </table:table-cell>
          <table:table-cell office:value-type="float" office:value="29170" table:style-name="ce18">
            <text:p>29,170</text:p>
          </table:table-cell>
          <table:table-cell office:value-type="float" office:value="14.4" table:style-name="ce17">
            <text:p>14.4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9299" table:style-name="ce18">
            <text:p>439,299</text:p>
          </table:table-cell>
          <table:table-cell office:value-type="float" office:value="217034" table:style-name="ce18">
            <text:p>217,034</text:p>
          </table:table-cell>
          <table:table-cell office:value-type="float" office:value="222265" table:style-name="ce18">
            <text:p>222,265</text:p>
          </table:table-cell>
          <table:table-cell office:value-type="float" office:value="25543" table:style-name="ce18">
            <text:p>25,543</text:p>
          </table:table-cell>
          <table:table-cell office:value-type="float" office:value="13130" table:style-name="ce18">
            <text:p>13,130</text:p>
          </table:table-cell>
          <table:table-cell office:value-type="float" office:value="12413" table:style-name="ce18">
            <text:p>12,413</text:p>
          </table:table-cell>
          <table:table-cell office:value-type="float" office:value="5.81" table:style-name="ce19">
            <text:p>5.81</text:p>
          </table:table-cell>
          <table:table-cell office:value-type="float" office:value="36054" table:style-name="ce18">
            <text:p>36,054</text:p>
          </table:table-cell>
          <table:table-cell office:value-type="float" office:value="18634" table:style-name="ce18">
            <text:p>18,634</text:p>
          </table:table-cell>
          <table:table-cell office:value-type="float" office:value="17420" table:style-name="ce18">
            <text:p>17,420</text:p>
          </table:table-cell>
          <table:table-cell office:value-type="float" office:value="8.2100000000000009" table:style-name="ce19">
            <text:p>8.21</text:p>
          </table:table-cell>
          <table:table-cell office:value-type="float" office:value="61146" table:style-name="ce18">
            <text:p>61,146</text:p>
          </table:table-cell>
          <table:table-cell office:value-type="float" office:value="31811" table:style-name="ce18">
            <text:p>31,811</text:p>
          </table:table-cell>
          <table:table-cell office:value-type="float" office:value="29335" table:style-name="ce18">
            <text:p>29,335</text:p>
          </table:table-cell>
          <table:table-cell office:value-type="float" office:value="13.92" table:style-name="ce19">
            <text:p>13.92</text:p>
          </table:table-cell>
          <table:table-cell office:value-type="float" office:value="66153" table:style-name="ce18">
            <text:p>66,153</text:p>
          </table:table-cell>
          <table:table-cell office:value-type="float" office:value="34417" table:style-name="ce18">
            <text:p>34,417</text:p>
          </table:table-cell>
          <table:table-cell office:value-type="float" office:value="31736" table:style-name="ce18">
            <text:p>31,736</text:p>
          </table:table-cell>
          <table:table-cell office:value-type="float" office:value="15.06" table:style-name="ce19">
            <text:p>15.06</text:p>
          </table:table-cell>
          <table:table-cell office:value-type="float" office:value="31957" table:style-name="ce18">
            <text:p>31,957</text:p>
          </table:table-cell>
          <table:table-cell office:value-type="float" office:value="16624" table:style-name="ce18">
            <text:p>16,624</text:p>
          </table:table-cell>
          <table:table-cell office:value-type="float" office:value="15333" table:style-name="ce18">
            <text:p>15,333</text:p>
          </table:table-cell>
          <table:table-cell office:value-type="float" office:value="7.27" table:style-name="ce19">
            <text:p>7.27</text:p>
          </table:table-cell>
          <table:table-cell office:value-type="float" office:value="335516" table:style-name="ce18">
            <text:p>335,516</text:p>
          </table:table-cell>
          <table:table-cell office:value-type="float" office:value="163011" table:style-name="ce18">
            <text:p>163,011</text:p>
          </table:table-cell>
          <table:table-cell office:value-type="float" office:value="172505" table:style-name="ce18">
            <text:p>172,505</text:p>
          </table:table-cell>
          <table:table-cell office:value-type="float" office:value="76.38" table:style-name="ce19">
            <text:p>76.38</text:p>
          </table:table-cell>
          <table:table-cell office:value-type="float" office:value="49406" table:style-name="ce18">
            <text:p>49,406</text:p>
          </table:table-cell>
          <table:table-cell office:value-type="float" office:value="22083" table:style-name="ce18">
            <text:p>22,083</text:p>
          </table:table-cell>
          <table:table-cell office:value-type="float" office:value="27323" table:style-name="ce18">
            <text:p>27,323</text:p>
          </table:table-cell>
          <table:table-cell office:value-type="float" office:value="11.25" table:style-name="ce17">
            <text:p>11.25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69717" table:style-name="ce18">
            <text:p>269,717</text:p>
          </table:table-cell>
          <table:table-cell office:value-type="float" office:value="131236" table:style-name="ce18">
            <text:p>131,236</text:p>
          </table:table-cell>
          <table:table-cell office:value-type="float" office:value="138481" table:style-name="ce18">
            <text:p>138,481</text:p>
          </table:table-cell>
          <table:table-cell office:value-type="float" office:value="11043" table:style-name="ce18">
            <text:p>11,043</text:p>
          </table:table-cell>
          <table:table-cell office:value-type="float" office:value="5713" table:style-name="ce18">
            <text:p>5,713</text:p>
          </table:table-cell>
          <table:table-cell office:value-type="float" office:value="5330" table:style-name="ce18">
            <text:p>5,330</text:p>
          </table:table-cell>
          <table:table-cell office:value-type="float" office:value="4.09" table:style-name="ce19">
            <text:p>4.09</text:p>
          </table:table-cell>
          <table:table-cell office:value-type="float" office:value="15929" table:style-name="ce18">
            <text:p>15,929</text:p>
          </table:table-cell>
          <table:table-cell office:value-type="float" office:value="8245" table:style-name="ce18">
            <text:p>8,245</text:p>
          </table:table-cell>
          <table:table-cell office:value-type="float" office:value="7684" table:style-name="ce18">
            <text:p>7,684</text:p>
          </table:table-cell>
          <table:table-cell office:value-type="float" office:value="5.91" table:style-name="ce19">
            <text:p>5.91</text:p>
          </table:table-cell>
          <table:table-cell office:value-type="float" office:value="28906" table:style-name="ce18">
            <text:p>28,906</text:p>
          </table:table-cell>
          <table:table-cell office:value-type="float" office:value="15041" table:style-name="ce18">
            <text:p>15,041</text:p>
          </table:table-cell>
          <table:table-cell office:value-type="float" office:value="13865" table:style-name="ce18">
            <text:p>13,865</text:p>
          </table:table-cell>
          <table:table-cell office:value-type="float" office:value="10.72" table:style-name="ce19">
            <text:p>10.72</text:p>
          </table:table-cell>
          <table:table-cell office:value-type="float" office:value="31937" table:style-name="ce18">
            <text:p>31,937</text:p>
          </table:table-cell>
          <table:table-cell office:value-type="float" office:value="16673" table:style-name="ce18">
            <text:p>16,673</text:p>
          </table:table-cell>
          <table:table-cell office:value-type="float" office:value="15264" table:style-name="ce18">
            <text:p>15,264</text:p>
          </table:table-cell>
          <table:table-cell office:value-type="float" office:value="11.84" table:style-name="ce19">
            <text:p>11.84</text:p>
          </table:table-cell>
          <table:table-cell office:value-type="float" office:value="20471" table:style-name="ce18">
            <text:p>20,471</text:p>
          </table:table-cell>
          <table:table-cell office:value-type="float" office:value="10810" table:style-name="ce18">
            <text:p>10,810</text:p>
          </table:table-cell>
          <table:table-cell office:value-type="float" office:value="9661" table:style-name="ce18">
            <text:p>9,661</text:p>
          </table:table-cell>
          <table:table-cell office:value-type="float" office:value="7.59" table:style-name="ce19">
            <text:p>7.59</text:p>
          </table:table-cell>
          <table:table-cell office:value-type="float" office:value="212986" table:style-name="ce18">
            <text:p>212,986</text:p>
          </table:table-cell>
          <table:table-cell office:value-type="float" office:value="101577" table:style-name="ce18">
            <text:p>101,577</text:p>
          </table:table-cell>
          <table:table-cell office:value-type="float" office:value="111409" table:style-name="ce18">
            <text:p>111,409</text:p>
          </table:table-cell>
          <table:table-cell office:value-type="float" office:value="78.97" table:style-name="ce19">
            <text:p>78.97</text:p>
          </table:table-cell>
          <table:table-cell office:value-type="float" office:value="37128" table:style-name="ce18">
            <text:p>37,128</text:p>
          </table:table-cell>
          <table:table-cell office:value-type="float" office:value="16420" table:style-name="ce18">
            <text:p>16,420</text:p>
          </table:table-cell>
          <table:table-cell office:value-type="float" office:value="20708" table:style-name="ce18">
            <text:p>20,708</text:p>
          </table:table-cell>
          <table:table-cell office:value-type="float" office:value="13.77" table:style-name="ce17">
            <text:p>13.77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8279" table:style-name="ce18">
            <text:p>148,279</text:p>
          </table:table-cell>
          <table:table-cell office:value-type="float" office:value="74964" table:style-name="ce18">
            <text:p>74,964</text:p>
          </table:table-cell>
          <table:table-cell office:value-type="float" office:value="73315" table:style-name="ce18">
            <text:p>73,315</text:p>
          </table:table-cell>
          <table:table-cell office:value-type="float" office:value="6528" table:style-name="ce18">
            <text:p>6,528</text:p>
          </table:table-cell>
          <table:table-cell office:value-type="float" office:value="3393" table:style-name="ce18">
            <text:p>3,393</text:p>
          </table:table-cell>
          <table:table-cell office:value-type="float" office:value="3135" table:style-name="ce18">
            <text:p>3,135</text:p>
          </table:table-cell>
          <table:table-cell office:value-type="float" office:value="4.4000000000000004" table:style-name="ce19">
            <text:p>4.40</text:p>
          </table:table-cell>
          <table:table-cell office:value-type="float" office:value="8274" table:style-name="ce18">
            <text:p>8,274</text:p>
          </table:table-cell>
          <table:table-cell office:value-type="float" office:value="4306" table:style-name="ce18">
            <text:p>4,306</text:p>
          </table:table-cell>
          <table:table-cell office:value-type="float" office:value="3968" table:style-name="ce18">
            <text:p>3,968</text:p>
          </table:table-cell>
          <table:table-cell office:value-type="float" office:value="5.58" table:style-name="ce19">
            <text:p>5.58</text:p>
          </table:table-cell>
          <table:table-cell office:value-type="float" office:value="12415" table:style-name="ce18">
            <text:p>12,415</text:p>
          </table:table-cell>
          <table:table-cell office:value-type="float" office:value="6471" table:style-name="ce18">
            <text:p>6,471</text:p>
          </table:table-cell>
          <table:table-cell office:value-type="float" office:value="5944" table:style-name="ce18">
            <text:p>5,944</text:p>
          </table:table-cell>
          <table:table-cell office:value-type="float" office:value="8.3699999999999992" table:style-name="ce19">
            <text:p>8.37</text:p>
          </table:table-cell>
          <table:table-cell office:value-type="float" office:value="13210" table:style-name="ce18">
            <text:p>13,210</text:p>
          </table:table-cell>
          <table:table-cell office:value-type="float" office:value="6877" table:style-name="ce18">
            <text:p>6,877</text:p>
          </table:table-cell>
          <table:table-cell office:value-type="float" office:value="6333" table:style-name="ce18">
            <text:p>6,333</text:p>
          </table:table-cell>
          <table:table-cell office:value-type="float" office:value="8.91" table:style-name="ce19">
            <text:p>8.91</text:p>
          </table:table-cell>
          <table:table-cell office:value-type="float" office:value="6252" table:style-name="ce18">
            <text:p>6,252</text:p>
          </table:table-cell>
          <table:table-cell office:value-type="float" office:value="3250" table:style-name="ce18">
            <text:p>3,250</text:p>
          </table:table-cell>
          <table:table-cell office:value-type="float" office:value="3002" table:style-name="ce18">
            <text:p>3,002</text:p>
          </table:table-cell>
          <table:table-cell office:value-type="float" office:value="4.22" table:style-name="ce19">
            <text:p>4.22</text:p>
          </table:table-cell>
          <table:table-cell office:value-type="float" office:value="125855" table:style-name="ce18">
            <text:p>125,855</text:p>
          </table:table-cell>
          <table:table-cell office:value-type="float" office:value="63358" table:style-name="ce18">
            <text:p>63,358</text:p>
          </table:table-cell>
          <table:table-cell office:value-type="float" office:value="62497" table:style-name="ce18">
            <text:p>62,497</text:p>
          </table:table-cell>
          <table:table-cell office:value-type="float" office:value="84.88" table:style-name="ce19">
            <text:p>84.88</text:p>
          </table:table-cell>
          <table:table-cell office:value-type="float" office:value="17555" table:style-name="ce18">
            <text:p>17,555</text:p>
          </table:table-cell>
          <table:table-cell office:value-type="float" office:value="8465" table:style-name="ce18">
            <text:p>8,465</text:p>
          </table:table-cell>
          <table:table-cell office:value-type="float" office:value="9090" table:style-name="ce18">
            <text:p>9,090</text:p>
          </table:table-cell>
          <table:table-cell office:value-type="float" office:value="11.84" table:style-name="ce17">
            <text:p>11.84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5563" table:style-name="ce18">
            <text:p>135,563</text:p>
          </table:table-cell>
          <table:table-cell office:value-type="float" office:value="67720" table:style-name="ce18">
            <text:p>67,720</text:p>
          </table:table-cell>
          <table:table-cell office:value-type="float" office:value="67843" table:style-name="ce18">
            <text:p>67,843</text:p>
          </table:table-cell>
          <table:table-cell office:value-type="float" office:value="5837" table:style-name="ce18">
            <text:p>5,837</text:p>
          </table:table-cell>
          <table:table-cell office:value-type="float" office:value="3047" table:style-name="ce18">
            <text:p>3,047</text:p>
          </table:table-cell>
          <table:table-cell office:value-type="float" office:value="2790" table:style-name="ce18">
            <text:p>2,790</text:p>
          </table:table-cell>
          <table:table-cell office:value-type="float" office:value="4.3099999999999996" table:style-name="ce19">
            <text:p>4.31</text:p>
          </table:table-cell>
          <table:table-cell office:value-type="float" office:value="7404" table:style-name="ce18">
            <text:p>7,404</text:p>
          </table:table-cell>
          <table:table-cell office:value-type="float" office:value="3866" table:style-name="ce18">
            <text:p>3,866</text:p>
          </table:table-cell>
          <table:table-cell office:value-type="float" office:value="3538" table:style-name="ce18">
            <text:p>3,538</text:p>
          </table:table-cell>
          <table:table-cell office:value-type="float" office:value="5.46" table:style-name="ce19">
            <text:p>5.46</text:p>
          </table:table-cell>
          <table:table-cell office:value-type="float" office:value="11092" table:style-name="ce18">
            <text:p>11,092</text:p>
          </table:table-cell>
          <table:table-cell office:value-type="float" office:value="5780" table:style-name="ce18">
            <text:p>5,780</text:p>
          </table:table-cell>
          <table:table-cell office:value-type="float" office:value="5312" table:style-name="ce18">
            <text:p>5,312</text:p>
          </table:table-cell>
          <table:table-cell office:value-type="float" office:value="8.18" table:style-name="ce19">
            <text:p>8.18</text:p>
          </table:table-cell>
          <table:table-cell office:value-type="float" office:value="11815" table:style-name="ce18">
            <text:p>11,815</text:p>
          </table:table-cell>
          <table:table-cell office:value-type="float" office:value="6148" table:style-name="ce18">
            <text:p>6,148</text:p>
          </table:table-cell>
          <table:table-cell office:value-type="float" office:value="5667" table:style-name="ce18">
            <text:p>5,667</text:p>
          </table:table-cell>
          <table:table-cell office:value-type="float" office:value="8.7200000000000006" table:style-name="ce19">
            <text:p>8.72</text:p>
          </table:table-cell>
          <table:table-cell office:value-type="float" office:value="5624" table:style-name="ce18">
            <text:p>5,624</text:p>
          </table:table-cell>
          <table:table-cell office:value-type="float" office:value="2894" table:style-name="ce18">
            <text:p>2,894</text:p>
          </table:table-cell>
          <table:table-cell office:value-type="float" office:value="2730" table:style-name="ce18">
            <text:p>2,730</text:p>
          </table:table-cell>
          <table:table-cell office:value-type="float" office:value="4.1500000000000004" table:style-name="ce19">
            <text:p>4.15</text:p>
          </table:table-cell>
          <table:table-cell office:value-type="float" office:value="115387" table:style-name="ce18">
            <text:p>115,387</text:p>
          </table:table-cell>
          <table:table-cell office:value-type="float" office:value="57323" table:style-name="ce18">
            <text:p>57,323</text:p>
          </table:table-cell>
          <table:table-cell office:value-type="float" office:value="58064" table:style-name="ce18">
            <text:p>58,064</text:p>
          </table:table-cell>
          <table:table-cell office:value-type="float" office:value="85.12" table:style-name="ce19">
            <text:p>85.12</text:p>
          </table:table-cell>
          <table:table-cell office:value-type="float" office:value="16231" table:style-name="ce18">
            <text:p>16,231</text:p>
          </table:table-cell>
          <table:table-cell office:value-type="float" office:value="7763" table:style-name="ce18">
            <text:p>7,763</text:p>
          </table:table-cell>
          <table:table-cell office:value-type="float" office:value="8468" table:style-name="ce18">
            <text:p>8,468</text:p>
          </table:table-cell>
          <table:table-cell office:value-type="float" office:value="11.97" table:style-name="ce17">
            <text:p>11.97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716" table:style-name="ce14">
            <text:p>12,716</text:p>
          </table:table-cell>
          <table:table-cell office:value-type="float" office:value="7244" table:style-name="ce14">
            <text:p>7,244</text:p>
          </table:table-cell>
          <table:table-cell office:value-type="float" office:value="5472" table:style-name="ce14">
            <text:p>5,472</text:p>
          </table:table-cell>
          <table:table-cell office:value-type="float" office:value="691" table:style-name="ce14">
            <text:p>691</text:p>
          </table:table-cell>
          <table:table-cell office:value-type="float" office:value="346" table:style-name="ce14">
            <text:p>346</text:p>
          </table:table-cell>
          <table:table-cell office:value-type="float" office:value="345" table:style-name="ce14">
            <text:p>345</text:p>
          </table:table-cell>
          <table:table-cell office:value-type="float" office:value="5.43" table:style-name="ce15">
            <text:p>5.43</text:p>
          </table:table-cell>
          <table:table-cell office:value-type="float" office:value="870" table:style-name="ce14">
            <text:p>870</text:p>
          </table:table-cell>
          <table:table-cell office:value-type="float" office:value="440" table:style-name="ce14">
            <text:p>440</text:p>
          </table:table-cell>
          <table:table-cell office:value-type="float" office:value="430" table:style-name="ce14">
            <text:p>430</text:p>
          </table:table-cell>
          <table:table-cell office:value-type="float" office:value="6.84" table:style-name="ce15">
            <text:p>6.84</text:p>
          </table:table-cell>
          <table:table-cell office:value-type="float" office:value="1323" table:style-name="ce14">
            <text:p>1,323</text:p>
          </table:table-cell>
          <table:table-cell office:value-type="float" office:value="691" table:style-name="ce14">
            <text:p>691</text:p>
          </table:table-cell>
          <table:table-cell office:value-type="float" office:value="632" table:style-name="ce14">
            <text:p>632</text:p>
          </table:table-cell>
          <table:table-cell office:value-type="float" office:value="10.4" table:style-name="ce15">
            <text:p>10.40</text:p>
          </table:table-cell>
          <table:table-cell office:value-type="float" office:value="1395" table:style-name="ce14">
            <text:p>1,395</text:p>
          </table:table-cell>
          <table:table-cell office:value-type="float" office:value="729" table:style-name="ce14">
            <text:p>729</text:p>
          </table:table-cell>
          <table:table-cell office:value-type="float" office:value="666" table:style-name="ce14">
            <text:p>666</text:p>
          </table:table-cell>
          <table:table-cell office:value-type="float" office:value="10.97" table:style-name="ce15">
            <text:p>10.97</text:p>
          </table:table-cell>
          <table:table-cell office:value-type="float" office:value="628" table:style-name="ce14">
            <text:p>628</text:p>
          </table:table-cell>
          <table:table-cell office:value-type="float" office:value="356" table:style-name="ce14">
            <text:p>356</text:p>
          </table:table-cell>
          <table:table-cell office:value-type="float" office:value="272" table:style-name="ce14">
            <text:p>272</text:p>
          </table:table-cell>
          <table:table-cell office:value-type="float" office:value="4.9400000000000004" table:style-name="ce15">
            <text:p>4.94</text:p>
          </table:table-cell>
          <table:table-cell office:value-type="float" office:value="10468" table:style-name="ce14">
            <text:p>10,468</text:p>
          </table:table-cell>
          <table:table-cell office:value-type="float" office:value="6035" table:style-name="ce14">
            <text:p>6,035</text:p>
          </table:table-cell>
          <table:table-cell office:value-type="float" office:value="4433" table:style-name="ce14">
            <text:p>4,433</text:p>
          </table:table-cell>
          <table:table-cell office:value-type="float" office:value="82.32" table:style-name="ce15">
            <text:p>82.32</text:p>
          </table:table-cell>
          <table:table-cell office:value-type="float" office:value="1324" table:style-name="ce14">
            <text:p>1,324</text:p>
          </table:table-cell>
          <table:table-cell office:value-type="float" office:value="702" table:style-name="ce14">
            <text:p>702</text:p>
          </table:table-cell>
          <table:table-cell office:value-type="float" office:value="622" table:style-name="ce14">
            <text:p>622</text:p>
          </table:table-cell>
          <table:table-cell office:value-type="float" office:value="10.41" table:style-name="ce13">
            <text:p>10.41</text:p>
          </table:table-cell>
          <table:table-cell table:number-columns-repeated="16352" table:style-name="ce12"/>
        </table:table-row>
        <table:table-row table:style-name="ro11">
          <table:table-cell office:value-type="string" table:style-name="ce11">
            <text:p>說明：本表各年齡結構指標項目係屬部分統計，各年齡指標欄位合計數不等於總人口數。</text:p>
          </table:table-cell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6年7月5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速報-年齡結構-新(列印版)" table:style-name="ta2">
        <table:table-source xlink:href="file:///D:/0662/A.上網月報(含1科)/106年/10606/新表號04,05,速報3階段年齡-連結(公式)檔106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速報-年齡結構-新(貼值-上網版)" table:style-name="ta2">
        <table:table-source xlink:href="file:///D:/0662/A.上網月報(含1科)/106年/10606/新表號04,05,速報3階段年齡-連結(公式)檔106.6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05年齡結構-列印版" table:style-name="ta2">
        <table:table-source xlink:href="file:///D:/0662/A.上網月報(含1科)/106年/10606/新表號04,05,速報3階段年齡-連結(公式)檔106.6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33:37Z</meta:creation-date>
    <dc:date>2017-07-05T11:02:47Z</dc:date>
  </office:meta>
</office:document-meta>
</file>